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25.592cm" fo:margin-left="0.092cm" fo:break-before="page" table:align="left"/>
    </style:style>
    <style:style style:name="Таблица1.A" style:family="table-column">
      <style:table-column-properties style:column-width="3.896cm"/>
    </style:style>
    <style:style style:name="Таблица1.B" style:family="table-column">
      <style:table-column-properties style:column-width="10.102cm"/>
    </style:style>
    <style:style style:name="Таблица1.C" style:family="table-column">
      <style:table-column-properties style:column-width="11.5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5" style:family="table-row">
      <style:table-row-properties style:min-row-height="0.841cm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592cm" fo:margin-left="0.092cm" table:align="left"/>
    </style:style>
    <style:style style:name="Таблица3.A" style:family="table-column">
      <style:table-column-properties style:column-width="3.896cm"/>
    </style:style>
    <style:style style:name="Таблица3.B" style:family="table-column">
      <style:table-column-properties style:column-width="10.102cm"/>
    </style:style>
    <style:style style:name="Таблица3.C" style:family="table-column">
      <style:table-column-properties style:column-width="11.594cm"/>
    </style:style>
    <style:style style:name="Таблица3.A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636cm" table:align="right"/>
    </style:style>
    <style:style style:name="Таблица2.A" style:family="table-column">
      <style:table-column-properties style:column-width="12.806cm"/>
    </style:style>
    <style:style style:name="Таблица2.B" style:family="table-column">
      <style:table-column-properties style:column-width="12.831cm"/>
    </style:style>
    <style:style style:name="Таблица2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64e0" officeooo:paragraph-rsid="000564e0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4pt" fo:font-weight="bold" officeooo:paragraph-rsid="000564e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4pt" fo:font-weight="normal" officeooo:rsid="004a28f8" officeooo:paragraph-rsid="004a28f8" fo:background-color="#ffff0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fo:font-weight="normal" officeooo:rsid="000564e0" officeooo:paragraph-rsid="000564e0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8ae25" officeooo:paragraph-rsid="0008ae25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e1a1" officeooo:paragraph-rsid="000be1a1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cc043" officeooo:paragraph-rsid="000cc043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d638" officeooo:paragraph-rsid="000dd638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0d7dab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0dd638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3df2ce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fa419" officeooo:paragraph-rsid="000fa419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fa419" officeooo:paragraph-rsid="0010bb71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0bb71" officeooo:paragraph-rsid="0010bb71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0bb71" officeooo:paragraph-rsid="001933d3" style:font-size-asian="14pt" style:font-size-complex="14pt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1fb8f" officeooo:paragraph-rsid="0011fb8f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9fc35" officeooo:paragraph-rsid="0019fc35" style:font-size-asian="14pt" style:font-size-complex="14pt"/>
    </style:style>
    <style:style style:name="P21" style:family="paragraph" style:parent-style-name="Standard">
      <loext:graphic-properties draw:fill="none"/>
      <style:paragraph-properties fo:margin-left="0cm" fo:margin-right="0cm" fo:line-height="115%" fo:text-indent="1.101cm" style:auto-text-indent="false" fo:background-color="transparent"/>
      <style:text-properties fo:font-size="14pt" officeooo:rsid="002683eb" officeooo:paragraph-rsid="002683eb" style:font-size-asian="14pt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/>
      </style:paragraph-properties>
      <style:text-properties fo:font-size="14pt" officeooo:rsid="000ba0de" officeooo:paragraph-rsid="00380ff4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style="normal" fo:font-weight="normal" officeooo:rsid="0015ad18" officeooo:paragraph-rsid="0015ad1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style="normal" fo:font-weight="normal" officeooo:rsid="0015ad18" officeooo:paragraph-rsid="0016a0ff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212b98" officeooo:paragraph-rsid="00212b98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275ea5" officeooo:paragraph-rsid="00275ea5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2985dd" officeooo:paragraph-rsid="002985d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fo:font-style="normal" fo:font-weight="normal" officeooo:rsid="00354a41" officeooo:paragraph-rsid="00354a4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fo:font-style="normal" fo:font-weight="normal" officeooo:rsid="00354a41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style="normal" fo:font-weight="normal" officeooo:rsid="00392bd1" officeooo:paragraph-rsid="00392bd1" fo:background-color="#ffff0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12b98" officeooo:paragraph-rsid="00212b98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b13a3" officeooo:paragraph-rsid="002b13a3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b669f" officeooo:paragraph-rsid="002b669f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2cfbc" officeooo:paragraph-rsid="0032cfbc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3f8e3" officeooo:paragraph-rsid="0033f8e3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weight="normal" officeooo:rsid="0015ad18" officeooo:paragraph-rsid="0015ad18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2cfbc" officeooo:paragraph-rsid="0032cfbc" fo:background-color="#b4c7dc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3a05b8" officeooo:paragraph-rsid="003a05b8" fo:background-color="#b4c7dc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fo:font-weight="bold" officeooo:paragraph-rsid="0008ae25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paragraph-rsid="0019626e" style:font-size-asian="14pt" style:font-weight-asian="bold" style:font-size-complex="14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paragraph-rsid="00212b98" style:font-size-asian="14pt" style:font-weight-asian="bold" style:font-size-complex="14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rsid="0019fc35" officeooo:paragraph-rsid="0019fc35" style:font-size-asian="14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392bd1" officeooo:paragraph-rsid="00392bd1" fo:background-color="#ffff00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/>
      </style:paragraph-properties>
      <style:text-properties fo:font-size="14pt" officeooo:rsid="0013ecf9" officeooo:paragraph-rsid="00380ff4" style:font-size-asian="12.25pt" style:font-size-complex="14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officeooo:paragraph-rsid="000b163e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bdbb9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cc043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fa419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paragraph-rsid="0010bb71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paragraph-rsid="002b13a3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cc043" officeooo:paragraph-rsid="000cc043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7dab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d638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fa419" officeooo:paragraph-rsid="000fa419"/>
    </style:style>
    <style:style style:name="P5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officeooo:paragraph-rsid="0015ad18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weight="bold" officeooo:paragraph-rsid="0010bb71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weight="bold" officeooo:paragraph-rsid="000dd638" style:font-weight-asian="bold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rsid="002b669f" officeooo:paragraph-rsid="002b669f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rsid="0032cfbc" officeooo:paragraph-rsid="0032cfbc"/>
    </style:style>
    <style:style style:name="P6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4pt" officeooo:rsid="000b163e" officeooo:paragraph-rsid="000b163e" style:font-size-asian="14pt" style:font-size-complex="14pt"/>
    </style:style>
    <style:style style:name="P61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101cm" style:auto-text-indent="false" style:page-number="auto" fo:background-color="transparent"/>
      <style:text-properties fo:font-size="14pt" fo:font-style="normal" fo:font-weight="normal" officeooo:rsid="00354a41" officeooo:paragraph-rsid="00354a41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101cm" style:auto-text-indent="false" style:page-number="auto" fo:background-color="transparent"/>
      <style:text-properties fo:font-size="14pt" fo:font-style="normal" fo:font-weight="normal" officeooo:rsid="00354a41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101cm" style:auto-text-indent="false" style:page-number="auto" fo:background-color="transparent"/>
      <style:text-properties fo:font-weight="bold" officeooo:paragraph-rsid="00212b98" style:font-weight-asian="bold" style:font-weight-complex="bold"/>
    </style:style>
    <style:style style:name="P64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reak-before="page" fo:background-color="transparent"/>
      <style:text-properties fo:font-size="14pt" officeooo:rsid="000d7dab" officeooo:paragraph-rsid="000d7dab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reak-before="page" fo:background-color="transparent"/>
      <style:text-properties fo:font-size="14pt" officeooo:rsid="0010bb71" officeooo:paragraph-rsid="001933d3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text-indent="1.101cm" style:auto-text-indent="false" fo:break-before="page" fo:background-color="transparent">
        <style:tab-stops/>
      </style:paragraph-properties>
      <style:text-properties fo:font-size="14pt" officeooo:rsid="000ba0de" officeooo:paragraph-rsid="00380ff4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reak-before="page" fo:background-color="transparent"/>
      <style:text-properties fo:font-size="14pt" fo:font-weight="bold" officeooo:paragraph-rsid="0008ae25" style:font-size-asian="14pt" style:font-weight-asian="bold" style:font-size-complex="14pt" style:font-weight-complex="bold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reak-before="page" fo:background-color="transparent"/>
      <style:text-properties officeooo:paragraph-rsid="0008ae25"/>
    </style:style>
    <style:style style:name="P70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fo:font-weight="bold" officeooo:rsid="000b163e" officeooo:paragraph-rsid="000b163e" style:font-size-asian="14pt" style:font-weight-asian="bold" style:font-size-complex="14pt" style:font-weight-complex="bold" loext:padding="0cm" loext:border="none"/>
    </style:style>
    <style:style style:name="P71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officeooo:paragraph-rsid="0008ae25"/>
    </style:style>
    <style:style style:name="P72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08ae25"/>
    </style:style>
    <style:style style:name="P73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13d690"/>
    </style:style>
    <style:style style:name="P74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75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13d690" style:font-size-asian="14pt" style:font-size-complex="14pt"/>
    </style:style>
    <style:style style:name="P76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0.199cm" fo:line-height="100%" fo:text-align="start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2fe811"/>
    </style:style>
    <style:style style:name="P78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79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officeooo:paragraph-rsid="0008ae25"/>
    </style:style>
    <style:style style:name="P81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0564e0" officeooo:paragraph-rsid="000564e0" style:font-size-asian="14pt" style:font-size-complex="14pt"/>
    </style:style>
    <style:style style:name="P83" style:family="paragraph" style:parent-style-name="Table_20_Contents">
      <style:paragraph-properties fo:text-align="start" style:justify-single-word="false"/>
      <style:text-properties fo:font-size="14pt" officeooo:rsid="000564e0" officeooo:paragraph-rsid="000564e0" style:font-size-asian="14pt" style:font-size-complex="14pt"/>
    </style:style>
    <style:style style:name="P84" style:family="paragraph" style:parent-style-name="Table_20_Contents">
      <style:paragraph-properties fo:text-align="justify" style:justify-single-word="false"/>
      <style:text-properties fo:font-size="14pt" officeooo:rsid="000564e0" officeooo:paragraph-rsid="000564e0" style:font-size-asian="14pt" style:font-size-complex="14pt"/>
    </style:style>
    <style:style style:name="P85" style:family="paragraph" style:parent-style-name="Table_20_Contents">
      <loext:graphic-properties draw:fill="none"/>
      <style:paragraph-properties fo:text-align="start" style:justify-single-word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86" style:family="paragraph" style:parent-style-name="Table_20_Contents">
      <style:paragraph-properties fo:text-align="justify" style:justify-single-word="false"/>
      <style:text-properties fo:font-size="14pt" officeooo:rsid="0015ad18" officeooo:paragraph-rsid="0015ad18" style:font-size-asian="14pt" style:font-size-complex="14pt"/>
    </style:style>
    <style:style style:name="P87" style:family="paragraph" style:parent-style-name="Table_20_Contents">
      <style:paragraph-properties fo:text-align="justify" style:justify-single-word="false"/>
      <style:text-properties fo:font-size="14pt" officeooo:rsid="0016a0ff" officeooo:paragraph-rsid="0016a0ff" style:font-size-asian="14pt" style:font-size-complex="14pt"/>
    </style:style>
    <style:style style:name="P88" style:family="paragraph" style:parent-style-name="Table_20_Contents">
      <style:paragraph-properties fo:text-align="justify" style:justify-single-word="false"/>
      <style:text-properties fo:font-size="14pt" officeooo:rsid="0017529e" officeooo:paragraph-rsid="0017529e" style:font-size-asian="14pt" style:font-size-complex="14pt"/>
    </style:style>
    <style:style style:name="P89" style:family="paragraph" style:parent-style-name="Table_20_Contents">
      <style:paragraph-properties fo:text-align="justify" style:justify-single-word="false"/>
      <style:text-properties fo:font-size="14pt" officeooo:rsid="00183ff8" officeooo:paragraph-rsid="00183ff8" style:font-size-asian="14pt" style:font-size-complex="14pt"/>
    </style:style>
    <style:style style:name="P90" style:family="paragraph" style:parent-style-name="Table_20_Contents">
      <style:paragraph-properties fo:text-align="justify" style:justify-single-word="false"/>
      <style:text-properties fo:font-size="14pt" officeooo:rsid="001933d3" officeooo:paragraph-rsid="001933d3" style:font-size-asian="14pt" style:font-size-complex="14pt"/>
    </style:style>
    <style:style style:name="P91" style:family="paragraph" style:parent-style-name="Table_20_Contents">
      <style:paragraph-properties fo:text-align="justify" style:justify-single-word="false"/>
      <style:text-properties fo:font-size="14pt" officeooo:rsid="004c153f" officeooo:paragraph-rsid="004c153f" style:font-size-asian="14pt" style:font-size-complex="14pt"/>
    </style:style>
    <style:style style:name="P92" style:family="paragraph" style:parent-style-name="Table_20_Contents">
      <style:paragraph-properties fo:text-align="justify" style:justify-single-word="false"/>
      <style:text-properties officeooo:paragraph-rsid="00183ff8"/>
    </style:style>
    <style:style style:name="P93" style:family="paragraph" style:parent-style-name="Table_20_Contents">
      <style:paragraph-properties fo:text-align="start" style:justify-single-word="false"/>
      <style:text-properties officeooo:paragraph-rsid="000564e0"/>
    </style:style>
    <style:style style:name="P94" style:family="paragraph" style:parent-style-name="Table_20_Contents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9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2cm" style:auto-text-indent="false" style:page-number="auto" fo:background-color="transparent"/>
      <style:text-properties officeooo:rsid="0011fb8f" officeooo:paragraph-rsid="0011fb8f"/>
    </style:style>
    <style:style style:name="P9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2cm" style:auto-text-indent="false" fo:background-color="transparent"/>
      <style:text-properties fo:font-size="14pt" officeooo:rsid="00131dd3" officeooo:paragraph-rsid="0011fb8f" style:font-size-asian="14pt" style:font-size-complex="14pt"/>
    </style:style>
    <style:style style:name="P97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799cm" style:auto-text-indent="false" style:page-number="auto" fo:background-color="transparent"/>
      <style:text-properties fo:font-size="14pt" officeooo:rsid="0011fb8f" officeooo:paragraph-rsid="0011fb8f" style:font-size-asian="14pt" style:font-size-complex="14pt"/>
    </style:style>
    <style:style style:name="P9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799cm" style:auto-text-indent="false" fo:background-color="transparent"/>
      <style:text-properties fo:font-size="14pt" officeooo:rsid="0011fb8f" officeooo:paragraph-rsid="0011fb8f" style:font-size-asian="14pt" style:font-size-complex="14pt"/>
    </style:style>
    <style:style style:name="P9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ba0de" officeooo:paragraph-rsid="00380ff4" style:font-size-asian="14pt" style:font-size-complex="14pt"/>
    </style:style>
    <style:style style:name="P10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f4f72" officeooo:paragraph-rsid="00380ff4" style:font-size-asian="14pt" style:font-size-complex="14pt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0f4f72" officeooo:paragraph-rsid="00380ff4" style:font-size-asian="14pt" style:font-size-complex="14pt"/>
    </style:style>
    <style:style style:name="P10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14pt" fo:font-style="normal" fo:font-weight="normal" officeooo:rsid="00291eaf" officeooo:paragraph-rsid="00291eaf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size="16pt" fo:font-weight="bold" officeooo:rsid="00354a41" officeooo:paragraph-rsid="00354a41" style:font-size-asian="16pt" style:font-weight-asian="bold" style:font-size-complex="16pt" style:font-weight-complex="bold"/>
    </style:style>
    <style:style style:name="P10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officeooo:paragraph-rsid="00380ff4"/>
    </style:style>
    <style:style style:name="P105" style:family="paragraph" style:parent-style-name="Standard" style:master-page-name="">
      <loext:graphic-properties draw:fill="none"/>
      <style:paragraph-properties fo:margin-left="0cm" fo:margin-right="0cm" fo:line-height="100%" fo:text-align="center" style:justify-single-word="false" fo:text-indent="0cm" style:auto-text-indent="false" style:page-number="auto" fo:background-color="transparent"/>
      <style:text-properties fo:font-size="16pt" fo:font-weight="bold" officeooo:rsid="00354a41" officeooo:paragraph-rsid="00354a41" style:font-size-asian="16pt" style:font-weight-asian="bold" style:font-size-complex="16pt" style:font-weight-complex="bold"/>
    </style:style>
    <style:style style:name="P106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reak-before="page" fo:background-color="transparent"/>
      <style:text-properties fo:font-size="16pt" fo:font-weight="bold" officeooo:rsid="00354a41" officeooo:paragraph-rsid="00354a41" style:font-size-asian="16pt" style:font-weight-asian="bold" style:font-size-complex="16pt" style:font-weight-complex="bold"/>
    </style:style>
    <style:style style:name="P107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1f2eef" officeooo:paragraph-rsid="00231b7c" style:font-size-asian="14pt" style:font-size-complex="14pt"/>
    </style:style>
    <style:style style:name="P108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057a2b" officeooo:paragraph-rsid="0036f9ed" style:font-size-asian="12.25pt" style:font-size-complex="14pt"/>
    </style:style>
    <style:style style:name="P109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199cm" style:auto-text-indent="false" style:page-number="auto" fo:background-color="transparent"/>
      <style:text-properties officeooo:paragraph-rsid="001d9456" fo:background-color="transparent"/>
    </style:style>
    <style:style style:name="P11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1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bb7a5" officeooo:paragraph-rsid="001bb7a5" style:font-size-asian="14pt" style:font-size-complex="14pt"/>
    </style:style>
    <style:style style:name="P11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d9456" officeooo:paragraph-rsid="001d9456" style:font-size-asian="14pt" style:font-size-complex="14pt"/>
    </style:style>
    <style:style style:name="P113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f2eef" officeooo:paragraph-rsid="0022e4a3" style:font-size-asian="14pt" style:font-size-complex="14pt"/>
    </style:style>
    <style:style style:name="P114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231b7c" officeooo:paragraph-rsid="00231b7c" style:font-size-asian="14pt" style:font-size-complex="14pt"/>
    </style:style>
    <style:style style:name="P115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23cb2f" officeooo:paragraph-rsid="0023cb2f" style:font-size-asian="14pt" style:font-size-complex="14pt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officeooo:rsid="00077cda" officeooo:paragraph-rsid="0036f9ed" style:font-size-asian="14pt" style:font-size-complex="14pt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officeooo:rsid="002fe811" officeooo:paragraph-rsid="002fe811" style:font-size-asian="14pt" style:font-size-complex="14pt"/>
    </style:style>
    <style:style style:name="P118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26fc98" officeooo:paragraph-rsid="0026fc98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1f2eef" officeooo:paragraph-rsid="0022e4a3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3a05b8" officeooo:paragraph-rsid="003a05b8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3a05b8" officeooo:paragraph-rsid="003a05b8" fo:background-color="transparent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fo:font-style="normal" fo:font-weight="normal" officeooo:rsid="001d9456" officeooo:paragraph-rsid="001d9456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fo:font-style="normal" fo:font-weight="normal" officeooo:rsid="00392bd1" officeooo:paragraph-rsid="00392bd1" fo:background-color="#ffff00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fo:font-style="normal" fo:font-weight="normal" officeooo:rsid="005955e0" officeooo:paragraph-rsid="005955e0" fo:background-color="#ffff00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99cm" style:auto-text-indent="false" fo:background-color="transparent"/>
      <style:text-properties fo:font-size="14pt" officeooo:rsid="0013ecf9" officeooo:paragraph-rsid="003fabf4" style:font-size-asian="12.25pt" style:font-size-complex="14pt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fo:font-weight="bold" officeooo:paragraph-rsid="00077cda" style:font-size-asian="14pt" style:font-weight-asian="bold" style:font-size-complex="14pt" style:font-weight-complex="bold"/>
    </style:style>
    <style:style style:name="P128" style:family="paragraph" style:parent-style-name="Standard" style:master-page-name="">
      <loext:graphic-properties draw:fill="none"/>
      <style:paragraph-properties fo:margin-left="0cm" fo:margin-right="0cm" fo:line-height="115%" fo:text-align="start" style:justify-single-word="false" fo:text-indent="2.101cm" style:auto-text-indent="false" style:page-number="auto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2.101cm" style:auto-text-indent="false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2.3cm" style:auto-text-indent="false" fo:background-color="transparent"/>
      <style:text-properties fo:font-size="14pt" officeooo:rsid="001bb7a5" officeooo:paragraph-rsid="001bb7a5" fo:background-color="transparent" style:font-size-asian="14pt" style:font-size-complex="14pt"/>
    </style:style>
    <style:style style:name="P131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font-size="14pt" officeooo:rsid="000564e0" officeooo:paragraph-rsid="000564e0" style:font-size-asian="14pt" style:font-size-complex="14pt"/>
    </style:style>
    <style:style style:name="P132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font-size="14pt" officeooo:rsid="001933d3" officeooo:paragraph-rsid="001933d3" style:font-size-asian="14pt" style:font-size-complex="14pt"/>
    </style:style>
    <style:style style:name="P1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fo:background-color="transparent">
        <style:tab-stops>
          <style:tab-stop style:position="-0.344cm"/>
          <style:tab-stop style:position="2.699cm"/>
        </style:tab-stops>
      </style:paragraph-properties>
      <style:text-properties officeooo:paragraph-rsid="0032cfbc"/>
    </style:style>
    <style:style style:name="P1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54acc9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text-align="center" style:justify-single-word="false" fo:background-color="transparent" text:number-lines="false" text:line-number="0"/>
      <style:text-properties fo:font-size="14pt" officeooo:rsid="000564e0" officeooo:paragraph-rsid="000564e0" style:font-size-asian="14pt" style:font-size-complex="14pt"/>
    </style:style>
    <style:style style:name="P137" style:family="paragraph" style:parent-style-name="Standard" style:list-style-name="L1" style:master-page-name="">
      <loext:graphic-properties draw:fill="none"/>
      <style:paragraph-properties fo:margin-left="0cm" fo:margin-right="0cm" fo:line-height="100%" fo:text-align="justify" style:justify-single-word="false" fo:text-indent="2cm" style:auto-text-indent="false" style:page-number="auto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Standard" style:list-style-name="L1" style:master-page-name="">
      <loext:graphic-properties draw:fill="none"/>
      <style:paragraph-properties fo:margin-left="0cm" fo:margin-right="0cm" fo:line-height="100%" fo:text-align="justify" style:justify-single-word="false" fo:text-indent="2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Standard" style:list-style-name="L1">
      <loext:graphic-properties draw:fill="none"/>
      <style:paragraph-properties fo:margin-left="0cm" fo:margin-right="0cm" fo:line-height="100%" fo:text-align="justify" style:justify-single-word="false" fo:text-indent="2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list-style-name="L1">
      <loext:graphic-properties draw:fill="none"/>
      <style:paragraph-properties fo:margin-left="0cm" fo:margin-right="0cm" fo:line-height="100%" fo:text-align="justify" style:justify-single-word="false" fo:text-indent="2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 style:list-style-name="L2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Standard" style:list-style-name="L3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 style:list-style-name="L4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19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 style:list-style-name="L20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46" style:family="paragraph" style:parent-style-name="Standard" style:list-style-name="L21" style:master-page-name="">
      <loext:graphic-properties draw:fill="none"/>
      <style:paragraph-properties fo:margin-left="0cm" fo:margin-right="0cm" fo:line-height="100%" fo:text-align="justify" style:justify-single-word="false" fo:text-indent="3cm" style:auto-text-indent="false" style:page-number="auto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47" style:family="paragraph" style:parent-style-name="Standard" style:list-style-name="L2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48" style:family="paragraph" style:parent-style-name="Standard" style:list-style-name="L3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49" style:family="paragraph" style:parent-style-name="Standard" style:list-style-name="L4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 style:list-style-name="L19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 style:list-style-name="L20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 style:list-style-name="L21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63a2c" officeooo:paragraph-rsid="00363a2c" style:font-size-asian="12.25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 style:list-style-name="L3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78381" officeooo:paragraph-rsid="00450f4d" style:font-size-asian="12.25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 style:list-style-name="L20">
      <loext:graphic-properties draw:fill="none"/>
      <style:paragraph-properties fo:margin-left="0cm" fo:margin-right="0cm" fo:line-height="100%" fo:text-align="justify" style:justify-single-word="false" fo:text-indent="3cm" style:auto-text-indent="false" fo:background-color="transparent"/>
      <style:text-properties fo:font-size="14pt" fo:font-style="normal" fo:font-weight="normal" officeooo:rsid="00378381" officeooo:paragraph-rsid="00378381" style:font-size-asian="12.25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 style:list-style-name="L5" style:master-page-name="">
      <loext:graphic-properties draw:fill="none"/>
      <style:paragraph-properties fo:margin-left="0cm" fo:margin-right="0cm" fo:line-height="115%" fo:text-indent="2.499cm" style:auto-text-indent="false" style:page-number="auto" fo:background-color="transparent"/>
      <style:text-properties fo:font-size="14pt" officeooo:rsid="00020a69" officeooo:paragraph-rsid="0036f9ed" style:font-size-asian="12.25pt" style:font-size-complex="14pt"/>
    </style:style>
    <style:style style:name="P156" style:family="paragraph" style:parent-style-name="Standard" style:list-style-name="L5">
      <loext:graphic-properties draw:fill="none"/>
      <style:paragraph-properties fo:margin-left="0cm" fo:margin-right="0cm" fo:line-height="115%" fo:text-indent="2.499cm" style:auto-text-indent="false" fo:background-color="transparent"/>
      <style:text-properties fo:font-size="14pt" officeooo:rsid="00020a69" officeooo:paragraph-rsid="0036f9ed" style:font-size-asian="12.25pt" style:font-size-complex="14pt"/>
    </style:style>
    <style:style style:name="P157" style:family="paragraph" style:parent-style-name="Standard" style:list-style-name="L5">
      <loext:graphic-properties draw:fill="none"/>
      <style:paragraph-properties fo:margin-left="0cm" fo:margin-right="0cm" fo:line-height="115%" fo:text-align="justify" style:justify-single-word="false" fo:text-indent="2.499cm" style:auto-text-indent="false" fo:background-color="transparent"/>
      <style:text-properties fo:font-size="14pt" officeooo:rsid="00020a69" officeooo:paragraph-rsid="0036f9ed" style:font-size-asian="12.25pt" style:font-size-complex="14pt"/>
    </style:style>
    <style:style style:name="P158" style:family="paragraph" style:parent-style-name="Standard" style:list-style-name="L8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officeooo:rsid="0019626e" officeooo:paragraph-rsid="0019626e" style:font-size-asian="14pt" style:font-size-complex="14pt"/>
    </style:style>
    <style:style style:name="P159" style:family="paragraph" style:parent-style-name="Standard" style:list-style-name="L9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officeooo:rsid="0019626e" officeooo:paragraph-rsid="0019626e" style:font-size-asian="14pt" style:font-size-complex="14pt"/>
    </style:style>
    <style:style style:name="P160" style:family="paragraph" style:parent-style-name="Standard" style:list-style-name="L17" style:master-page-name="">
      <loext:graphic-properties draw:fill="none"/>
      <style:paragraph-properties fo:margin-left="0cm" fo:margin-right="0cm" fo:line-height="115%" fo:text-indent="2.101cm" style:auto-text-indent="false" style:page-number="auto" fo:background-color="transparent"/>
      <style:text-properties fo:font-size="14pt" officeooo:rsid="0023cb2f" officeooo:paragraph-rsid="0023cb2f" style:font-size-asian="14pt" style:font-size-complex="14pt"/>
    </style:style>
    <style:style style:name="P161" style:family="paragraph" style:parent-style-name="Standard" style:list-style-name="L18" style:master-page-name="">
      <loext:graphic-properties draw:fill="none"/>
      <style:paragraph-properties fo:margin-left="0cm" fo:margin-right="0cm" fo:line-height="115%" fo:text-indent="2.101cm" style:auto-text-indent="false" style:page-number="auto" fo:background-color="transparent"/>
      <style:text-properties fo:font-size="14pt" officeooo:rsid="002683eb" officeooo:paragraph-rsid="002683eb" style:font-size-asian="14pt" style:font-size-complex="14pt"/>
    </style:style>
    <style:style style:name="P162" style:family="paragraph" style:parent-style-name="Standard" style:list-style-name="L13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fo:font-style="normal" fo:font-weight="normal" officeooo:rsid="00275ea5" officeooo:paragraph-rsid="00275ea5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 style:list-style-name="L15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fo:font-style="normal" fo:font-weight="normal" officeooo:rsid="002985dd" officeooo:paragraph-rsid="002985dd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 style:list-style-name="L8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65" style:family="paragraph" style:parent-style-name="Standard" style:list-style-name="L9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66" style:family="paragraph" style:parent-style-name="Standard" style:list-style-name="L9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fc35" officeooo:paragraph-rsid="0019fc35" style:font-size-asian="14pt" style:font-size-complex="14pt"/>
    </style:style>
    <style:style style:name="P167" style:family="paragraph" style:parent-style-name="Standard" style:list-style-name="L17">
      <loext:graphic-properties draw:fill="none"/>
      <style:paragraph-properties fo:margin-left="0cm" fo:margin-right="0cm" fo:line-height="115%" fo:text-indent="2.101cm" style:auto-text-indent="false" fo:background-color="transparent"/>
      <style:text-properties fo:font-size="14pt" officeooo:rsid="0025149b" officeooo:paragraph-rsid="0025149b" style:font-size-asian="14pt" style:font-size-complex="14pt"/>
    </style:style>
    <style:style style:name="P168" style:family="paragraph" style:parent-style-name="Standard" style:list-style-name="L18">
      <loext:graphic-properties draw:fill="none"/>
      <style:paragraph-properties fo:margin-left="0cm" fo:margin-right="0cm" fo:line-height="115%" fo:text-indent="2.101cm" style:auto-text-indent="false" fo:background-color="transparent"/>
      <style:text-properties fo:font-size="14pt" officeooo:rsid="002683eb" officeooo:paragraph-rsid="002683eb" style:font-size-asian="14pt" style:font-size-complex="14pt"/>
    </style:style>
    <style:style style:name="P169" style:family="paragraph" style:parent-style-name="Standard" style:list-style-name="L15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fo:font-style="normal" fo:font-weight="normal" officeooo:rsid="002985dd" officeooo:paragraph-rsid="002985dd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list-style-name="L13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weight="normal" officeooo:rsid="00291eaf" officeooo:paragraph-rsid="00291eaf" style:font-weight-asian="normal" style:font-weight-complex="normal"/>
    </style:style>
    <style:style style:name="P171" style:family="paragraph" style:parent-style-name="Standard" style:list-style-name="L13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officeooo:paragraph-rsid="00291eaf"/>
    </style:style>
    <style:style style:name="P172" style:family="paragraph" style:parent-style-name="Standard" style:list-style-name="L17">
      <loext:graphic-properties draw:fill="none"/>
      <style:paragraph-properties fo:margin-left="0cm" fo:margin-right="0cm" fo:line-height="115%" fo:text-indent="2.101cm" style:auto-text-indent="false" fo:background-color="transparent"/>
      <style:text-properties officeooo:rsid="0023cb2f" officeooo:paragraph-rsid="0023cb2f"/>
    </style:style>
    <style:style style:name="P173" style:family="paragraph" style:parent-style-name="Standard" style:list-style-name="L10" style:master-page-name="">
      <loext:graphic-properties draw:fill="none"/>
      <style:paragraph-properties fo:margin-left="0cm" fo:margin-right="0cm" fo:line-height="100%" fo:text-align="start" style:justify-single-word="false" fo:text-indent="1.199cm" style:auto-text-indent="false" style:page-number="auto" fo:background-color="transparent"/>
      <style:text-properties fo:font-size="14pt" officeooo:rsid="001bb7a5" officeooo:paragraph-rsid="001bb7a5" style:font-size-asian="14pt" style:font-size-complex="14pt"/>
    </style:style>
    <style:style style:name="P174" style:family="paragraph" style:parent-style-name="Standard" style:list-style-name="L10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bb7a5" officeooo:paragraph-rsid="001bb7a5" style:font-size-asian="14pt" style:font-size-complex="14pt"/>
    </style:style>
    <style:style style:name="P175" style:family="paragraph" style:parent-style-name="Standard" style:list-style-name="L10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31b419" officeooo:paragraph-rsid="0031b419" style:font-size-asian="14pt" style:font-size-complex="14pt"/>
    </style:style>
    <style:style style:name="P176" style:family="paragraph" style:parent-style-name="Standard" style:list-style-name="L16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f2eef" officeooo:paragraph-rsid="00231b7c" style:font-size-asian="14pt" style:font-size-complex="14pt"/>
    </style:style>
    <style:style style:name="P177" style:family="paragraph" style:parent-style-name="Standard" style:list-style-name="L16">
      <loext:graphic-properties draw:fill="none"/>
      <style:paragraph-properties fo:margin-left="0cm" fo:margin-right="0cm" fo:line-height="115%" fo:text-indent="1.199cm" style:auto-text-indent="false" fo:background-color="transparent"/>
      <style:text-properties officeooo:paragraph-rsid="00231b7c"/>
    </style:style>
    <style:style style:name="P178" style:family="paragraph" style:parent-style-name="Standard" style:list-style-name="L12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size="14pt" fo:font-style="normal" fo:font-weight="normal" officeooo:rsid="00200316" officeooo:paragraph-rsid="001f10d7" fo:background-color="#ffff00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Standard" style:list-style-name="L17">
      <loext:graphic-properties draw:fill="none"/>
      <style:paragraph-properties fo:margin-left="0cm" fo:margin-right="0cm" fo:line-height="115%" fo:text-indent="0cm" style:auto-text-indent="false" fo:background-color="transparent"/>
      <style:text-properties fo:font-size="14pt" officeooo:rsid="0025149b" officeooo:paragraph-rsid="0025149b" style:font-size-asian="14pt" style:font-size-complex="14pt"/>
    </style:style>
    <style:style style:name="P180" style:family="paragraph" style:parent-style-name="Standard" style:list-style-name="L14" style:master-page-name="">
      <loext:graphic-properties draw:fill="none"/>
      <style:paragraph-properties fo:margin-left="0cm" fo:margin-right="0cm" fo:line-height="100%" fo:text-align="start" style:justify-single-word="false" fo:text-indent="3.5cm" style:auto-text-indent="false" style:page-number="auto" fo:background-color="transparent"/>
      <style:text-properties fo:font-weight="normal" officeooo:rsid="00275ea5" officeooo:paragraph-rsid="00291eaf" style:font-weight-asian="normal" style:font-weight-complex="normal"/>
    </style:style>
    <style:style style:name="P181" style:family="paragraph" style:parent-style-name="Standard" style:list-style-name="L14">
      <loext:graphic-properties draw:fill="none"/>
      <style:paragraph-properties fo:margin-left="0cm" fo:margin-right="0cm" fo:line-height="100%" fo:text-align="start" style:justify-single-word="false" fo:text-indent="3.5cm" style:auto-text-indent="false" fo:background-color="transparent"/>
      <style:text-properties fo:font-size="14pt" fo:font-style="normal" fo:font-weight="normal" officeooo:rsid="00291eaf" officeooo:paragraph-rsid="00291eaf" style:font-size-asian="14pt" style:font-style-asian="normal" style:font-weight-asian="normal" style:font-size-complex="14pt" style:font-style-complex="normal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/>
      <style:text-properties officeooo:rsid="004d5a64" officeooo:paragraph-rsid="005d8c6f"/>
    </style:style>
    <style:style style:name="P183" style:family="paragraph" style:parent-style-name="Table_20_Contents" style:list-style-name="L6">
      <loext:graphic-properties draw:fill="none"/>
      <style:paragraph-properties fo:margin-left="0cm" fo:margin-right="0.199cm" fo:text-align="start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84" style:family="paragraph" style:parent-style-name="Table_20_Contents" style:list-style-name="L6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85" style:family="paragraph" style:parent-style-name="Text_20_body" style:list-style-name="L11"/>
    <style:style style:name="P186" style:family="paragraph" style:parent-style-name="Text_20_body" style:list-style-name="L7" style:master-page-name="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style:page-number="auto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P187" style:family="paragraph" style:parent-style-name="Text_20_body" style:list-style-name="L7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0aa4" style:font-size-asian="14pt" style:font-size-complex="14pt"/>
    </style:style>
    <style:style style:name="T3" style:family="text">
      <style:text-properties fo:font-size="14pt" officeooo:rsid="0017230e" style:font-size-asian="14pt" style:font-size-complex="14pt"/>
    </style:style>
    <style:style style:name="T4" style:family="text">
      <style:text-properties fo:font-size="14pt" officeooo:rsid="00191719" style:font-size-asian="14pt" style:font-size-complex="14pt"/>
    </style:style>
    <style:style style:name="T5" style:family="text">
      <style:text-properties fo:font-size="14pt" officeooo:rsid="000b163e" style:font-size-asian="14pt" style:font-size-complex="14pt"/>
    </style:style>
    <style:style style:name="T6" style:family="text">
      <style:text-properties fo:font-size="14pt" officeooo:rsid="000bdbb9" style:font-size-asian="14pt" style:font-size-complex="14pt"/>
    </style:style>
    <style:style style:name="T7" style:family="text">
      <style:text-properties fo:font-size="14pt" officeooo:rsid="000be1a1" style:font-size-asian="14pt" style:font-size-complex="14pt"/>
    </style:style>
    <style:style style:name="T8" style:family="text">
      <style:text-properties fo:font-size="14pt" officeooo:rsid="000d7dab" style:font-size-asian="14pt" style:font-size-complex="14pt"/>
    </style:style>
    <style:style style:name="T9" style:family="text">
      <style:text-properties fo:font-size="14pt" officeooo:rsid="000dd638" style:font-size-asian="14pt" style:font-size-complex="14pt"/>
    </style:style>
    <style:style style:name="T10" style:family="text">
      <style:text-properties fo:font-size="14pt" officeooo:rsid="000fa419" style:font-size-asian="14pt" style:font-size-complex="14pt"/>
    </style:style>
    <style:style style:name="T11" style:family="text">
      <style:text-properties fo:font-size="14pt" officeooo:rsid="0010bb71" style:font-size-asian="14pt" style:font-size-complex="14pt"/>
    </style:style>
    <style:style style:name="T12" style:family="text">
      <style:text-properties fo:font-size="14pt" style:font-size-asian="14pt" style:font-size-complex="14pt" loext:padding="0cm" loext:border="none"/>
    </style:style>
    <style:style style:name="T13" style:family="text">
      <style:text-properties fo:font-size="14pt" officeooo:rsid="00131dd3" style:font-size-asian="14pt" style:font-size-complex="14pt"/>
    </style:style>
    <style:style style:name="T14" style:family="text">
      <style:text-properties fo:font-size="14pt" officeooo:rsid="0013d690" style:font-size-asian="14pt" style:font-size-complex="14pt"/>
    </style:style>
    <style:style style:name="T15" style:family="text">
      <style:text-properties fo:font-size="14pt" officeooo:rsid="00183ff8" style:font-size-asian="14pt" style:font-size-complex="14pt"/>
    </style:style>
    <style:style style:name="T16" style:family="text">
      <style:text-properties fo:font-size="14pt" officeooo:rsid="001933d3" style:font-size-asian="14pt" style:font-size-complex="14pt"/>
    </style:style>
    <style:style style:name="T17" style:family="text">
      <style:text-properties fo:font-size="14pt" officeooo:rsid="00223995" style:font-size-asian="14pt" style:font-size-complex="14pt"/>
    </style:style>
    <style:style style:name="T18" style:family="text">
      <style:text-properties fo:font-size="14pt" officeooo:rsid="00231b7c" style:font-size-asian="14pt" style:font-size-complex="14pt"/>
    </style:style>
    <style:style style:name="T19" style:family="text">
      <style:text-properties fo:font-size="14pt" officeooo:rsid="0025149b" style:font-size-asian="14pt" style:font-size-complex="14pt"/>
    </style:style>
    <style:style style:name="T20" style:family="text">
      <style:text-properties fo:font-size="14pt" officeooo:rsid="002fe811" style:font-size-asian="14pt" style:font-size-complex="14pt"/>
    </style:style>
    <style:style style:name="T21" style:family="text">
      <style:text-properties fo:font-size="14pt" officeooo:rsid="00328c5c" style:font-size-asian="14pt" style:font-size-complex="14pt"/>
    </style:style>
    <style:style style:name="T22" style:family="text">
      <style:text-properties fo:font-size="14pt" officeooo:rsid="0032cfbc" style:font-size-asian="14pt" style:font-size-complex="14pt"/>
    </style:style>
    <style:style style:name="T23" style:family="text">
      <style:text-properties fo:font-size="14pt" officeooo:rsid="000f4f72" style:font-size-asian="14pt" style:font-size-complex="14pt"/>
    </style:style>
    <style:style style:name="T24" style:family="text">
      <style:text-properties fo:font-size="14pt" officeooo:rsid="00129d56" style:font-size-asian="14pt" style:font-size-complex="14pt"/>
    </style:style>
    <style:style style:name="T25" style:family="text">
      <style:text-properties fo:font-size="14pt" officeooo:rsid="003df2ce" style:font-size-asian="14pt" style:font-size-complex="14pt"/>
    </style:style>
    <style:style style:name="T26" style:family="text">
      <style:text-properties fo:font-size="14pt" officeooo:rsid="004832dd" style:font-size-asian="14pt" style:font-size-complex="14pt"/>
    </style:style>
    <style:style style:name="T27" style:family="text">
      <style:text-properties fo:font-size="14pt" officeooo:rsid="004954aa" style:font-size-asian="14pt" style:font-size-complex="14pt"/>
    </style:style>
    <style:style style:name="T28" style:family="text">
      <style:text-properties fo:font-size="14pt" officeooo:rsid="000564e0" style:font-size-asian="14pt" style:font-size-complex="14pt"/>
    </style:style>
    <style:style style:name="T29" style:family="text">
      <style:text-properties fo:font-size="14pt" officeooo:rsid="004c153f" style:font-size-asian="14pt" style:font-size-complex="14pt"/>
    </style:style>
    <style:style style:name="T30" style:family="text">
      <style:text-properties fo:font-size="14pt" officeooo:rsid="0052c2a2" style:font-size-asian="14pt" style:font-size-complex="14pt"/>
    </style:style>
    <style:style style:name="T31" style:family="text">
      <style:text-properties fo:font-size="14pt" fo:font-style="normal" fo:font-weight="normal" officeooo:rsid="0015ad18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17529e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291eaf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2985d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36f9ed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fo:font-size="14pt" fo:font-style="normal" style:font-size-asian="14pt" style:font-style-asian="normal" style:font-size-complex="14pt" style:font-style-complex="normal"/>
    </style:style>
    <style:style style:name="T38" style:family="text">
      <style:text-properties fo:font-size="14pt" fo:font-style="normal" style:font-size-asian="14pt" style:font-style-asian="normal" style:font-size-complex="14pt" style:font-style-complex="normal" loext:padding="0cm" loext:border="none"/>
    </style:style>
    <style:style style:name="T39" style:family="text">
      <style:text-properties fo:font-size="14pt" fo:font-style="normal" officeooo:rsid="00212b98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291eaf" style:font-size-asian="14pt" style:font-style-asian="normal" style:font-size-complex="14pt" style:font-style-complex="normal"/>
    </style:style>
    <style:style style:name="T41" style:family="text">
      <style:text-properties fo:font-size="14pt" fo:font-style="normal" officeooo:rsid="00275ea5" style:font-size-asian="14pt" style:font-style-asian="normal" style:font-size-complex="14pt" style:font-style-complex="normal"/>
    </style:style>
    <style:style style:name="T42" style:family="text">
      <style:text-properties fo:font-size="14pt" fo:font-style="normal" officeooo:rsid="002985dd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31b419" style:font-size-asian="14pt" style:font-style-asian="normal" style:font-size-complex="14pt" style:font-style-complex="normal"/>
    </style:style>
    <style:style style:name="T44" style:family="text">
      <style:text-properties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4pt" fo:font-weight="bold" officeooo:rsid="000cc043" style:font-size-asian="14pt" style:font-weight-asian="bold" style:font-size-complex="14pt" style:font-weight-complex="bold"/>
    </style:style>
    <style:style style:name="T46" style:family="text">
      <style:text-properties fo:font-size="14pt" fo:font-weight="bold" officeooo:rsid="001d9456" style:font-size-asian="14pt" style:font-weight-asian="bold" style:font-size-complex="14pt" style:font-weight-complex="bold"/>
    </style:style>
    <style:style style:name="T47" style:family="text">
      <style:text-properties fo:font-size="14pt" fo:font-weight="bold" officeooo:rsid="00077cda" style:font-size-asian="14pt" style:font-weight-asian="bold" style:font-size-complex="14pt" style:font-weight-complex="bold"/>
    </style:style>
    <style:style style:name="T48" style:family="text">
      <style:text-properties fo:font-size="14pt" fo:font-weight="bold" officeooo:rsid="0008ae25" style:font-size-asian="14pt" style:font-weight-asian="bold" style:font-size-complex="14pt" style:font-weight-complex="bold"/>
    </style:style>
    <style:style style:name="T49" style:family="text">
      <style:text-properties fo:font-size="14pt" fo:font-weight="normal" style:font-size-asian="14pt" style:font-weight-asian="normal" style:font-size-complex="14pt" style:font-weight-complex="normal"/>
    </style:style>
    <style:style style:name="T50" style:family="text">
      <style:text-properties fo:font-size="14pt" fo:font-weight="normal" officeooo:rsid="002b13a3" style:font-size-asian="14pt" style:font-weight-asian="normal" style:font-size-complex="14pt" style:font-weight-complex="normal"/>
    </style:style>
    <style:style style:name="T51" style:family="text">
      <style:text-properties fo:font-size="14pt" fo:font-weight="normal" officeooo:rsid="002b669f" style:font-size-asian="14pt" style:font-weight-asian="normal" style:font-size-complex="14pt" style:font-weight-complex="normal"/>
    </style:style>
    <style:style style:name="T52" style:family="text">
      <style:text-properties fo:font-size="14pt" fo:font-weight="normal" officeooo:rsid="002dcd0a" style:font-size-asian="14pt" style:font-weight-asian="normal" style:font-size-complex="14pt" style:font-weight-complex="normal"/>
    </style:style>
    <style:style style:name="T53" style:family="text">
      <style:text-properties fo:font-size="14pt" fo:font-weight="normal" officeooo:rsid="00070aa4" style:font-size-asian="14pt" style:font-weight-asian="normal" style:font-size-complex="14pt" style:font-weight-complex="normal"/>
    </style:style>
    <style:style style:name="T54" style:family="text">
      <style:text-properties fo:font-size="14pt" fo:font-weight="normal" officeooo:rsid="002fe811" style:font-size-asian="14pt" style:font-weight-asian="normal" style:font-size-complex="14pt" style:font-weight-complex="normal"/>
    </style:style>
    <style:style style:name="T55" style:family="text">
      <style:text-properties fo:font-size="14pt" fo:font-weight="normal" officeooo:rsid="0032cfbc" style:font-size-asian="14pt" style:font-weight-asian="normal" style:font-size-complex="14pt" style:font-weight-complex="normal"/>
    </style:style>
    <style:style style:name="T56" style:family="text">
      <style:text-properties fo:font-size="14pt" officeooo:rsid="00036d7c" style:font-size-asian="12.25pt" style:font-size-complex="14pt"/>
    </style:style>
    <style:style style:name="T57" style:family="text">
      <style:text-properties fo:font-size="14pt" officeooo:rsid="00070aa4" style:font-size-asian="12.25pt" style:font-size-complex="14pt"/>
    </style:style>
    <style:style style:name="T58" style:family="text">
      <style:text-properties officeooo:rsid="0008ae25"/>
    </style:style>
    <style:style style:name="T59" style:family="text">
      <style:text-properties officeooo:rsid="0017230e"/>
    </style:style>
    <style:style style:name="T60" style:family="text">
      <style:text-properties officeooo:rsid="00191719"/>
    </style:style>
    <style:style style:name="T61" style:family="text">
      <style:text-properties officeooo:rsid="000a8c6b"/>
    </style:style>
    <style:style style:name="T62" style:family="text">
      <style:text-properties officeooo:rsid="001bcfbe"/>
    </style:style>
    <style:style style:name="T63" style:family="text">
      <style:text-properties officeooo:rsid="000b163e"/>
    </style:style>
    <style:style style:name="T64" style:family="text">
      <style:text-properties style:font-name="Liberation Mono" officeooo:rsid="000b163e" style:font-name-asian="Noto Sans Mono CJK SC" style:font-name-complex="Liberation Mono"/>
    </style:style>
    <style:style style:name="T65" style:family="text">
      <style:text-properties officeooo:rsid="0013d690"/>
    </style:style>
    <style:style style:name="T66" style:family="text">
      <style:text-properties officeooo:rsid="000564e0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16a0ff" style:font-style-asian="normal" style:font-style-complex="normal"/>
    </style:style>
    <style:style style:name="T69" style:family="text">
      <style:text-properties officeooo:rsid="0016a0ff"/>
    </style:style>
    <style:style style:name="T70" style:family="text">
      <style:text-properties officeooo:rsid="00183ff8"/>
    </style:style>
    <style:style style:name="T71" style:family="text">
      <style:text-properties officeooo:rsid="001933d3"/>
    </style:style>
    <style:style style:name="T72" style:family="text">
      <style:text-properties officeooo:rsid="0019626e"/>
    </style:style>
    <style:style style:name="T73" style:family="text">
      <style:text-properties officeooo:rsid="00077cda"/>
    </style:style>
    <style:style style:name="T74" style:family="text">
      <style:text-properties officeooo:rsid="00212b98"/>
    </style:style>
    <style:style style:name="T75" style:family="text">
      <style:text-properties officeooo:rsid="00223995"/>
    </style:style>
    <style:style style:name="T76" style:family="text">
      <style:text-properties officeooo:rsid="00231b7c"/>
    </style:style>
    <style:style style:name="T77" style:family="text">
      <style:text-properties officeooo:rsid="00057a2b" style:font-size-asian="12.25pt"/>
    </style:style>
    <style:style style:name="T78" style:family="text">
      <style:text-properties officeooo:rsid="000d4560"/>
    </style:style>
    <style:style style:name="T79" style:family="text">
      <style:text-properties officeooo:rsid="000f4f72"/>
    </style:style>
    <style:style style:name="T80" style:family="text">
      <style:text-properties officeooo:rsid="00387def"/>
    </style:style>
    <style:style style:name="T81" style:family="text">
      <style:text-properties officeooo:rsid="003cf3d3"/>
    </style:style>
    <style:style style:name="T82" style:family="text">
      <style:text-properties officeooo:rsid="003df2ce"/>
    </style:style>
    <style:style style:name="T83" style:family="text">
      <style:text-properties officeooo:rsid="00489b3f"/>
    </style:style>
    <style:style style:name="T84" style:family="text">
      <style:text-properties officeooo:rsid="004c153f"/>
    </style:style>
    <style:style style:name="T85" style:family="text">
      <style:text-properties officeooo:rsid="004d6b36"/>
    </style:style>
    <style:style style:name="T86" style:family="text">
      <style:text-properties officeooo:rsid="005d8c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ы</text:p>
      <text:p text:style-name="P1"/>
      <text:p text:style-name="P1"/>
      <text:p text:style-name="P2"><text:span text:style-name="T66">1) </text:span>Какие плюсы и минусы у реляционных и NoSQL баз данных? Какие существуют группы NoSQL баз данных по типу хранилища? Назовите их плюсы и минусы.</text:p>
      <text:p text:style-name="P3">Добавить понятия реляционной, SQL, NoSQL</text:p>
      <text:p text:style-name="P4">Ответ:</text:p>
      <text:p text:style-name="P64"><text:span text:style-name="T1">Реляционная база данных — это тип БД, в которой данные организованы в виде связанных таблиц, также называемых отношениями.</text:span> </text:p>
      <text:p text:style-name="P182">NoSQL - <text:span text:style-name="T86">э</text:span><text:span text:style-name="T56">то тип БД, которые не используют традиционную структуру строк и таблиц. Они предлагают альтернативу хранения данных, такие как документоориентированная, графовая, столбц</text:span><text:span text:style-name="T57">ов</text:span><text:span text:style-name="T56">ая</text:span></text:p>
      <text:p text:style-name="P23">Документ-ориентированные — <text:span text:style-name="T69">данные здесь хранятся в структурированных форматах (XML, JSON, BSON), тем не менее адресный доступ сохраняется по ключу. Может иметь различные свойства. Пример таких БД: MongoDB, DocumentDB</text:span></text:p>
      <text:p text:style-name="P24">Ключ-значени<text:span text:style-name="T80">е</text:span> — это простейшая разновидность реляционных БД. Данные хранятся в виде словаря, где указателем выступает ключ. <text:span text:style-name="T80">Пример таких БД: Redis</text:span></text:p>
      <text:p text:style-name="P55"><text:span text:style-name="T31">Колоночные — </text:span><text:span text:style-name="T32">данные хранятся не по строкам, а по столбцам. Вместо таблиц тут используются колоночные семейства. Они содержат ключи указывающие на формат строки записи информации об объекте. Каждая строка имеет свои свойства, что позволяет в рамка</text:span><text:span text:style-name="T35">х</text:span><text:span text:style-name="T32"> одного семейства хранить разно структурированные данные. Пример таких БД: Cassandra, HBase</text:span></text:p>
      <text:p text:style-name="P36"><text:span text:style-name="T67">Графовые — </text:span><text:span text:style-name="T68">предназначены для моделирования сложных отношений, где связи — ребра графа, а сами объекты — узлы или вершины. Такой подход может быть полезен для анализа, к примеру профилей. Пример таких БД: Neo4J, Dgraph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720780213856">
          <table:table-cell table:style-name="Таблица1.A1" office:value-type="string">
            <text:p text:style-name="P81"/>
          </table:table-cell>
          <table:table-cell table:style-name="Таблица1.A1" office:value-type="string">
            <text:p text:style-name="P82">Плюсы</text:p>
          </table:table-cell>
          <table:table-cell table:style-name="Таблица1.C1" office:value-type="string">
            <text:p text:style-name="P82">Минусы</text:p>
          </table:table-cell>
        </table:table-row>
        <table:table-row table:style-name="TableLine94720780276400">
          <table:table-cell table:style-name="Таблица1.A2" table:number-rows-spanned="4" office:value-type="string">
            <text:p text:style-name="P82">SQL</text:p>
          </table:table-cell>
          <table:table-cell table:style-name="Таблица1.B2" office:value-type="string">
            <text:p text:style-name="P93"><text:span text:style-name="T28">1) </text:span><text:span text:style-name="T29">Согласованность данных</text:span></text:p>
          </table:table-cell>
          <table:table-cell table:style-name="Таблица1.C2" office:value-type="string">
            <text:p text:style-name="P86">1) Жесткая структура</text:p>
          </table:table-cell>
        </table:table-row>
        <table:table-row table:style-name="TableLine94720780278336">
          <table:covered-table-cell/>
          <table:table-cell table:style-name="Таблица1.B3" office:value-type="string">
            <text:p text:style-name="P93"><text:span text:style-name="T1">2) </text:span><text:span text:style-name="T29">Хранимые процедуры</text:span></text:p>
          </table:table-cell>
          <table:table-cell table:style-name="Таблица1.C4" table:number-rows-spanned="2" office:value-type="string">
            <text:p text:style-name="P84"><text:span text:style-name="T84">2</text:span>) Могут быть проблемы с производительностью с большими объемами данных</text:p>
          </table:table-cell>
        </table:table-row>
        <table:table-row table:style-name="TableLine94720780280208">
          <table:covered-table-cell/>
          <table:table-cell table:style-name="Таблица1.B4" office:value-type="string">
            <text:p text:style-name="P83">3) Можно писать гибкие запросы</text:p>
          </table:table-cell>
          <table:covered-table-cell/>
        </table:table-row>
        <table:table-row table:style-name="Таблица1.5">
          <table:covered-table-cell/>
          <table:table-cell table:style-name="Таблица1.B5" office:value-type="string">
            <text:p text:style-name="P93"><text:span text:style-name="T28">4) </text:span><text:span text:style-name="T29">Простота использования</text:span></text:p>
          </table:table-cell>
          <table:table-cell table:style-name="Таблица1.C5" office:value-type="string">
            <text:p text:style-name="P91">3) Горизонтальное масштабирование и задержка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94720780285360">
          <table:table-cell table:style-name="Таблица3.A1" table:number-columns-spanned="3" office:value-type="string">
            <text:p text:style-name="P136">NoSQL</text:p>
          </table:table-cell>
          <table:covered-table-cell/>
          <table:covered-table-cell/>
        </table:table-row>
        <table:table-row table:style-name="TableLine94720780310512">
          <table:table-cell table:style-name="Таблица3.A2" office:value-type="string">
            <text:p text:style-name="P131"/>
          </table:table-cell>
          <table:table-cell table:style-name="Таблица3.A2" office:value-type="string">
            <text:p text:style-name="P132">Плюсы</text:p>
          </table:table-cell>
          <table:table-cell table:style-name="Таблица3.C2" office:value-type="string">
            <text:p text:style-name="P132">Минусы</text:p>
          </table:table-cell>
        </table:table-row>
        <table:table-row table:style-name="TableLine94720780312256">
          <table:table-cell table:style-name="Таблица3.A2" table:number-rows-spanned="2" office:value-type="string">
            <text:p text:style-name="P82">Документные</text:p>
          </table:table-cell>
          <table:table-cell table:style-name="Таблица3.A2" office:value-type="string">
            <text:p text:style-name="P87">1) Легко масштабируются и меняют структуру при необходимости</text:p>
          </table:table-cell>
          <table:table-cell table:style-name="Таблица3.C2" office:value-type="string">
            <text:p text:style-name="P90">1) Меньше стандартизации (могут быть различные реализации)</text:p>
          </table:table-cell>
        </table:table-row>
        <table:table-row table:style-name="TableLine94720780313840">
          <table:covered-table-cell/>
          <table:table-cell table:style-name="Таблица3.A2" office:value-type="string">
            <text:p text:style-name="P87">2) Подходят для разработки систем и сервисов, которые работают по разному со структурированными данными</text:p>
          </table:table-cell>
          <table:table-cell table:style-name="Таблица3.C2" office:value-type="string">
            <text:p text:style-name="P90">2) Нет JOIN (нужны денормализованные данные)</text:p>
          </table:table-cell>
        </table:table-row>
        <table:table-row table:style-name="TableLine94720780315696">
          <table:table-cell table:style-name="Таблица3.A2" table:number-rows-spanned="3" office:value-type="string">
            <text:p text:style-name="P82">Ключ-значения</text:p>
          </table:table-cell>
          <table:table-cell table:style-name="Таблица3.A2" office:value-type="string">
            <text:p text:style-name="P86">1) Высокая скорость доступа к данным за счет адресного хранения</text:p>
          </table:table-cell>
          <table:table-cell table:style-name="Таблица3.C2" office:value-type="string">
            <text:p text:style-name="P86">1) Подход не предполагает жесткой типизации и структуризации данных, то контроль передается разработчику </text:p>
          </table:table-cell>
        </table:table-row>
        <table:table-row table:style-name="TableLine94720780317520">
          <table:covered-table-cell/>
          <table:table-cell table:style-name="Таблица3.A2" office:value-type="string">
            <text:p text:style-name="P86">2) Легк<text:span text:style-name="T71">ое</text:span> масштабирование</text:p>
          </table:table-cell>
          <table:table-cell table:style-name="Таблица3.C2" office:value-type="string">
            <text:p text:style-name="P90">2) Нет сложных запросов</text:p>
          </table:table-cell>
        </table:table-row>
        <table:table-row table:style-name="TableLine94720780320064">
          <table:covered-table-cell/>
          <table:table-cell table:style-name="Таблица3.A2" office:value-type="string">
            <text:p text:style-name="P86">3) Хранение и обработка разных по типу и содержанию</text:p>
          </table:table-cell>
          <table:table-cell table:style-name="Таблица3.C2" office:value-type="string">
            <text:p text:style-name="P90">3) Нет структуры данных</text:p>
          </table:table-cell>
        </table:table-row>
        <table:table-row table:style-name="TableLine94720780322896">
          <table:table-cell table:style-name="Таблица3.A2" table:number-rows-spanned="2" office:value-type="string">
            <text:p text:style-name="P82">Колоночные</text:p>
          </table:table-cell>
          <table:table-cell table:style-name="Таблица3.A2" office:value-type="string">
            <text:p text:style-name="P88">1) <text:span text:style-name="T70">Эффективна для аналитиков </text:span></text:p>
          </table:table-cell>
          <table:table-cell table:style-name="Таблица3.C2" office:value-type="string">
            <text:p text:style-name="P89">1) Ограничена поддержка транзакций </text:p>
          </table:table-cell>
        </table:table-row>
        <table:table-row table:style-name="TableLine94720780324832">
          <table:covered-table-cell/>
          <table:table-cell table:style-name="Таблица3.A2" office:value-type="string">
            <text:p text:style-name="P89">2) Быстрый поиск по колонкам</text:p>
          </table:table-cell>
          <table:table-cell table:style-name="Таблица3.C2" office:value-type="string">
            <text:p text:style-name="P89">2) <text:span text:style-name="T71">Неэффективна для точечных запросов</text:span></text:p>
          </table:table-cell>
        </table:table-row>
        <table:table-row table:style-name="TableLine94720780327344">
          <table:table-cell table:style-name="Таблица3.A2" table:number-rows-spanned="2" office:value-type="string">
            <text:p text:style-name="P82">Графовые</text:p>
          </table:table-cell>
          <table:table-cell table:style-name="Таблица3.A2" office:value-type="string">
            <text:p text:style-name="P87">1) Высокая производительность по скольку обход границ и ребер значительнее быстрее чем анализ таблиц и связей</text:p>
          </table:table-cell>
          <table:table-cell table:style-name="Таблица3.C2" office:value-type="string">
            <text:p text:style-name="P92"><text:span text:style-name="T15">1) </text:span><text:span text:style-name="T16">Неэффективны для простых данных</text:span></text:p>
          </table:table-cell>
        </table:table-row>
        <table:table-row table:style-name="TableLine94720780329392">
          <table:covered-table-cell/>
          <table:table-cell table:style-name="Таблица3.A2" office:value-type="string">
            <text:p text:style-name="P89">2) подходит для кеширования сессий </text:p>
          </table:table-cell>
          <table:table-cell table:style-name="Таблица3.C2" office:value-type="string">
            <text:p text:style-name="P89">2) <text:span text:style-name="T71">Мало инструментов сообщества</text:span></text:p>
          </table:table-cell>
        </table:table-row>
      </table:table>
      <text:p text:style-name="P127"><text:soft-page-break/><text:span text:style-name="T73">2) </text:span>Что такое SQL?</text:p>
      <text:p text:style-name="P116">Ответ. SQL — это <text:span text:style-name="T77">декларативный </text:span>язык программирования предназначенный для работы с реляционными БД. Он позволяет выполнять различные операции с помощью операторов. SQL делиться на 4 основных группы: DDL, DML, DCL, TCL.</text:p>
      <text:p text:style-name="P117">Стандартизированный язык поддерживаемый большинством реляционных СУБД</text:p>
      <text:p text:style-name="P126">Декларативный язык — описывает желаемый результат, а не путь к его достижению</text:p>
      <text:p text:style-name="P62">Под капотом SQL представляет Database Engine, который отвечает за обработку запросов и взаимодействие с данными. </text:p>
      <text:p text:style-name="P29">Работа с данными происходит в 3 этапа:</text:p>
      <text:list xml:id="list2899540916" text:style-name="L1">
        <text:list-item>
          <text:p text:style-name="P137">Анализ и оптимизация запроса:</text:p>
        </text:list-item>
      </text:list>
      <text:list xml:id="list3793960536" text:style-name="L2">
        <text:list-item>
          <text:p text:style-name="P141">Отправив SQL-запрос, синтаксический анализатор (parser) проверяет на синтаксис;</text:p>
        </text:list-item>
        <text:list-item>
          <text:p text:style-name="P147">Преобразует в дерево разбора (abstract syntax tree), которое представляет структуру запроса;</text:p>
        </text:list-item>
        <text:list-item>
          <text:p text:style-name="P147">После оптимизатор запросов () строит один или несколько планов выполнения запроса, выбирая самый оптимальный путь для извлечения данных.</text:p>
        </text:list-item>
      </text:list>
      <text:list xml:id="list160020495099660" text:continue-list="list2899540916" text:style-name="L1">
        <text:list-item>
          <text:p text:style-name="P139">Выполнение запроса:</text:p>
        </text:list-item>
      </text:list>
      <text:list xml:id="list1935544343" text:style-name="L3">
        <text:list-item>
          <text:p text:style-name="P142">Оптимизированный план выполнения используется для доступа к данным;</text:p>
        </text:list-item>
        <text:list-item>
          <text:p text:style-name="P148">В зависимости от запроса БД может отсканировать таблицы полностью или искать по индексу;</text:p>
        </text:list-item>
        <text:list-item>
          <text:p text:style-name="P148">Данные считываются с диска или из памяти, если они кешированы;</text:p>
        </text:list-item>
        <text:list-item>
          <text:p text:style-name="P153">Сложные запросы выполняются в несколько потоков;</text:p>
        </text:list-item>
        <text:list-item>
          <text:p text:style-name="P148">Если данные не находятся в кеше, то они помещаются в специальное хранилище, чтобы будущие запросы работали более быстро; </text:p>
        </text:list-item>
      </text:list>
      <text:list xml:id="list160021641725299" text:continue-list="list160020495099660" text:style-name="L1">
        <text:list-item>
          <text:p text:style-name="P139">Возврат результатов:</text:p>
        </text:list-item>
      </text:list>
      <text:list xml:id="list1999832021" text:style-name="L4">
        <text:list-item>
          <text:p text:style-name="P143">После извлечения данных, они обрабатываются в соответствие с условием запроса;</text:p>
        </text:list-item>
        <text:list-item>
          <text:p text:style-name="P149">Результат возвращается в виде набора данных, который можно использовать.</text:p>
        </text:list-item>
      </text:list>
      <text:p text:style-name="P134"/>
      <text:p text:style-name="P67">DDL (Data Definition Language) — операторы данной категории используются <text:span text:style-name="T78">для управление структуры БД. </text:span></text:p>
      <text:p text:style-name="P99"><text:span text:style-name="T78">Операторы: </text:span><text:span text:style-name="T79">CREATE, ALTER, DROP</text:span></text:p>
      <text:p text:style-name="P22">DML (Date Manipulation Language) — <text:span text:style-name="T79">операторы предназначенные для работы с данные внутри БД.</text:span></text:p>
      <text:p text:style-name="P100">Операторы: SELECT, FROM, INSERT, UPDATE</text:p>
      <text:p text:style-name="P22">DCL (Date Control Language) — <text:span text:style-name="T79">операторы для управления доступа к БД</text:span></text:p>
      <text:p text:style-name="P104"><text:span text:style-name="T23">Операторы: GRANT, REVOKE, </text:span><text:span text:style-name="T24">DENY</text:span></text:p>
      <text:p text:style-name="P22">TCL (Transaction Control Language) — <text:span text:style-name="T79">операторы для управления транкзациями в БД</text:span></text:p>
      <text:p text:style-name="P101">Операторы: COMMIT, ROLLBACK, SAVEPOINT</text:p>
      <text:p text:style-name="P44"/>
      <text:p text:style-name="P108">Составляющие части таблицы:</text:p>
      <text:list xml:id="list2710842640" text:style-name="L5">
        <text:list-item>
          <text:p text:style-name="P155">Отношения (Таблицы) - </text:p>
        </text:list-item>
        <text:list-item>
          <text:p text:style-name="P156">Кортедж (Запись, поле) - </text:p>
        </text:list-item>
        <text:list-item>
          <text:p text:style-name="P156">Мощность - </text:p>
        </text:list-item>
        <text:list-item>
          <text:p text:style-name="P156">Атрибут (Столбец) - </text:p>
        </text:list-item>
        <text:list-item>
          <text:p text:style-name="P156">Размерность (Кол-во атрибутов в таблице) - </text:p>
        </text:list-item>
        <text:list-item>
          <text:p text:style-name="P157">Домен атрибута - допустимые значения</text:p>
        </text:list-item>
      </text:list>
      <text:p text:style-name="P69"><text:span text:style-name="T47">3</text:span><text:span text:style-name="T48">) </text:span><text:span text:style-name="T44">Для чего нужны и как работают данные операторы SQL:</text:span></text:p>
      <text:p text:style-name="P5">Ответ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720780585424">
          <table:table-cell table:style-name="Таблица2.A1" office:value-type="string">
            <text:p text:style-name="P94">CREATE — создать новую таблицу, представление или другой объект БД</text:p>
          </table:table-cell>
          <table:table-cell table:style-name="Таблица2.A1" office:value-type="string">
            <text:p text:style-name="P79"><text:span text:style-name="T3">ANY — </text:span><text:span text:style-name="T59">сравнивает одно значение с другим, если последнее подходит под условие</text:span></text:p>
          </table:table-cell>
        </table:table-row>
        <table:table-row table:style-name="TableLine94720780641232">
          <table:table-cell table:style-name="Таблица2.A1" office:value-type="string">
            <text:p text:style-name="P85">ALTER — модификация существующего БД объекта</text:p>
          </table:table-cell>
          <table:table-cell table:style-name="Таблица2.A1" office:value-type="string">
            <text:p text:style-name="P72"><text:span text:style-name="T2">OFFSET — </text:span><text:span text:style-name="T20">сколько строк пропустить</text:span></text:p>
          </table:table-cell>
        </table:table-row>
        <table:table-row table:style-name="TableLine94720780641920">
          <table:table-cell table:style-name="Таблица2.A1" office:value-type="string">
            <text:list xml:id="list3890884122" text:style-name="L6">
              <text:list-header>
                <text:p text:style-name="P183">DROP — удаляет существующий объект БД</text:p>
              </text:list-header>
            </text:list>
          </table:table-cell>
          <table:table-cell table:style-name="Таблица2.A1" office:value-type="string">
            <text:p text:style-name="P74">GROUP BY - <text:span text:style-name="T59">группирует строки по указанному столбцу</text:span></text:p>
          </table:table-cell>
        </table:table-row>
        <table:table-row table:style-name="TableLine94720780643264">
          <table:table-cell table:style-name="Таблица2.A1" office:value-type="string">
            <text:list xml:id="list160022124532378" text:continue-numbering="true" text:style-name="L6">
              <text:list-header>
                <text:p text:style-name="P184">TRUNCATE — удаляет содержимое безвозвратно</text:p>
              </text:list-header>
            </text:list>
          </table:table-cell>
          <table:table-cell table:style-name="Таблица2.A1" office:value-type="string">
            <text:p text:style-name="P74">MIN — <text:span text:style-name="T60">минимальное значения</text:span></text:p>
          </table:table-cell>
        </table:table-row>
        <table:table-row table:style-name="TableLine94720780643904">
          <table:table-cell table:style-name="Таблица2.A1" office:value-type="string">
            <text:list xml:id="list160022136485082" text:continue-numbering="true" text:style-name="L6">
              <text:list-header>
                <text:p text:style-name="P184">RENAME — переименовывает</text:p>
              </text:list-header>
            </text:list>
          </table:table-cell>
          <table:table-cell table:style-name="Таблица2.A1" office:value-type="string">
            <text:p text:style-name="P74">MAX — <text:span text:style-name="T60">максимальное значения</text:span></text:p>
          </table:table-cell>
        </table:table-row>
        <table:table-row table:style-name="TableLine94720780644544">
          <table:table-cell table:style-name="Таблица2.A1" office:value-type="string">
            <text:p text:style-name="P71"><text:span text:style-name="T2">SELECT — </text:span><text:span text:style-name="T3">выбирает данные из указанных атрибутов</text:span></text:p>
          </table:table-cell>
          <table:table-cell table:style-name="Таблица2.A1" office:value-type="string">
            <text:p text:style-name="P74">COUNT — <text:span text:style-name="T60">кол-во элементов</text:span></text:p>
          </table:table-cell>
        </table:table-row>
        <table:table-row table:style-name="TableLine94720780645296">
          <table:table-cell table:style-name="Таблица2.A1" office:value-type="string">
            <text:p text:style-name="P78">UPDATE — <text:span text:style-name="T71">используется для обновления</text:span></text:p>
          </table:table-cell>
          <table:table-cell table:style-name="Таблица2.A1" office:value-type="string">
            <text:p text:style-name="P74">AVG — <text:span text:style-name="T60">среднее значения</text:span></text:p>
          </table:table-cell>
        </table:table-row>
        <table:table-row table:style-name="TableLine94720780646096">
          <table:table-cell table:style-name="Таблица2.A1" office:value-type="string">
            <text:p text:style-name="P74">DELETE — <text:span text:style-name="T71">используется для удаления</text:span></text:p>
          </table:table-cell>
          <table:table-cell table:style-name="Таблица2.A1" office:value-type="string">
            <text:p text:style-name="P72"><text:span text:style-name="T2">SUM — </text:span><text:span text:style-name="T4">сумма значений</text:span><text:span text:style-name="T2"> </text:span></text:p>
          </table:table-cell>
        </table:table-row>
        <table:table-row table:style-name="TableLine94720780646896">
          <table:table-cell table:style-name="Таблица2.A1" office:value-type="string">
            <text:p text:style-name="P74">INSERT — <text:span text:style-name="T71">используется для добавление строк</text:span></text:p>
          </table:table-cell>
          <table:table-cell table:style-name="Таблица2.A1" office:value-type="string">
            <text:p text:style-name="P74">LIKE — <text:span text:style-name="T59">сравнивает значение с похожими</text:span></text:p>
          </table:table-cell>
        </table:table-row>
        <table:table-row table:style-name="TableLine94720780647616">
          <table:table-cell table:style-name="Таблица2.A1" office:value-type="string">
            <text:p text:style-name="P74">LEFT JOIN — <text:span text:style-name="T65">выводит все строки из левой таблицы, если в правой нет подходящих значений, то поставит NULL</text:span></text:p>
          </table:table-cell>
          <table:table-cell table:style-name="Таблица2.A1" office:value-type="string">
            <text:p text:style-name="P74"><text:span text:style-name="T61">I</text:span>LIKE — <text:span text:style-name="T72">тоже самое, что и LIKE, только регистронезависимый</text:span></text:p>
          </table:table-cell>
        </table:table-row>
        <table:table-row table:style-name="TableLine94720780648416">
          <table:table-cell table:style-name="Таблица2.A1" office:value-type="string">
            <text:p text:style-name="P73"><text:span text:style-name="T2">INNER JOIN — </text:span><text:span text:style-name="T14">соединяет 2 таблицы, в результат попадут только те результаты, которые совпадают в обоих столбцах </text:span></text:p>
          </table:table-cell>
          <table:table-cell table:style-name="Таблица2.A1" office:value-type="string">
            <text:p text:style-name="P74">IN — <text:span text:style-name="T59">выполняет поиск в заданном списке</text:span></text:p>
          </table:table-cell>
        </table:table-row>
        <table:table-row table:style-name="TableLine94720780649216">
          <table:table-cell table:style-name="Таблица2.A1" office:value-type="string">
            <text:p text:style-name="P75">RIGHT JOIN - <text:span text:style-name="T65">выводит все строки из правой таблицы, если в левой нет подходящих значений, то поставит NULL</text:span></text:p>
          </table:table-cell>
          <table:table-cell table:style-name="Таблица2.A1" office:value-type="string">
            <text:p text:style-name="P77"><text:span text:style-name="T2">AS (aliases) — </text:span><text:span text:style-name="T21">присваивает синоним к объект</text:span></text:p>
          </table:table-cell>
        </table:table-row>
        <table:table-row table:style-name="TableLine94720780650016">
          <table:table-cell table:style-name="Таблица2.A1" office:value-type="string">
            <text:p text:style-name="P74">WHERE — <text:span text:style-name="T59">фильтрует строки по указанному условию</text:span></text:p>
          </table:table-cell>
          <table:table-cell table:style-name="Таблица2.A1" office:value-type="string">
            <text:p text:style-name="P77"><text:span text:style-name="T2">BETWEEN — </text:span><text:span text:style-name="T3">проверяет вхождения значений в диапазоне</text:span></text:p>
          </table:table-cell>
        </table:table-row>
        <table:table-row table:style-name="TableLine94720780650816">
          <table:table-cell table:style-name="Таблица2.A1" office:value-type="string">
            <text:p text:style-name="P76"><text:span text:style-name="T3">EXISTS — </text:span><text:span text:style-name="T59">определяет наличие строки, соответствующие определенному критерию</text:span></text:p>
          </table:table-cell>
          <table:table-cell table:style-name="Таблица2.A1" office:value-type="string">
            <text:p text:style-name="P76">HAVING — <text:span text:style-name="T59">фильтрует группы, оставляя только те, что подходят под условия</text:span></text:p>
          </table:table-cell>
        </table:table-row>
        <table:table-row table:style-name="TableLine94720780651616">
          <table:table-cell table:style-name="Таблица2.A1" office:value-type="string">
            <text:p text:style-name="P74">DISTINCT — <text:span text:style-name="T62">убирает дубликаты указанного столбца</text:span></text:p>
          </table:table-cell>
          <table:table-cell table:style-name="Таблица2.A1" office:value-type="string">
            <text:p text:style-name="P79">LIMIT — <text:span text:style-name="T59">ограничивает кол-во возвращаемых значений</text:span></text:p>
          </table:table-cell>
        </table:table-row>
        <table:table-row table:style-name="TableLine94720780652416">
          <table:table-cell table:style-name="Таблица2.A1" office:value-type="string">
            <text:p text:style-name="P72"><text:span text:style-name="T2">ORDER BY — </text:span><text:span text:style-name="T3">сортирует строки по указанному столбцу</text:span></text:p>
          </table:table-cell>
          <table:table-cell table:style-name="Таблица2.A1" office:value-type="string">
            <text:p text:style-name="P80"><text:span text:style-name="T53">UNION — </text:span><text:span text:style-name="T54">соединяет 2 запроса удаляя дубликаты</text:span></text:p>
          </table:table-cell>
        </table:table-row>
        <table:table-row table:style-name="TableLine94720780653216">
          <table:table-cell table:style-name="Таблица2.A1" office:value-type="string">
            <text:p text:style-name="P74">ALL — <text:span text:style-name="T59">сравнивает все значения</text:span></text:p>
          </table:table-cell>
          <table:table-cell table:style-name="Таблица2.A1" office:value-type="string">
            <text:p text:style-name="P79"/>
          </table:table-cell>
        </table:table-row>
      </table:table>
      <text:p text:style-name="P39"/>
      <text:p text:style-name="P68"><text:span text:style-name="T58">4) </text:span>Как создать пользователя в СУБД?</text:p>
      <text:p text:style-name="P7">Ответ. </text:p>
      <text:p text:style-name="P60">Для того, чтобы создать пользователя в СУБД используется команда</text:p>
      <text:p text:style-name="P45"><text:span text:style-name="T5">«</text:span><text:span text:style-name="Source_20_Text">CREATE USER имя_пользователя WITH PASSWORD 'пароль';», </text:span><text:span text:style-name="Source_20_Text"><text:span text:style-name="T63">также можно </text:span></text:span><text:span text:style-name="Source_20_Text"><text:span text:style-name="T64">добавлять дополнительные параметры, такие как:</text:span></text:span></text:p>
      <text:list xml:id="list3475406666" text:style-name="L7">
        <text:list-item>
          <text:p text:style-name="P186"><text:span text:style-name="Source_20_Text"><text:span text:style-name="T1">SUPERUSER</text:span></text:span><text:span text:style-name="T1"> - предоставляет права суперпользователя. Будьте осторожны с этим параметром. </text:span></text:p>
        </text:list-item>
        <text:list-item>
          <text:p text:style-name="P187"><text:span text:style-name="Source_20_Text"><text:span text:style-name="T1">CREATEDB</text:span></text:span><text:span text:style-name="T1"> - разрешает пользователю создавать новые базы данных. </text:span></text:p>
        </text:list-item>
        <text:list-item>
          <text:p text:style-name="P187"><text:span text:style-name="Source_20_Text"><text:span text:style-name="T1">CREATEROLE</text:span></text:span><text:span text:style-name="T1"> - разрешает пользователю создавать новые роли. </text:span></text:p>
        </text:list-item>
        <text:list-item>
          <text:p text:style-name="P187"><text:span text:style-name="Source_20_Text"><text:span text:style-name="T1">LOGIN</text:span></text:span><text:span text:style-name="T1"> - позволяет пользователю подключаться к базе данных.</text:span></text:p>
        </text:list-item>
      </text:list>
      <text:p text:style-name="P133"><text:span text:style-name="T22">Так же можно зашифровать пароль с помощью «</text:span><text:span text:style-name="T1">WITH ENCRYPTED PASSWORD</text:span><text:span text:style-name="T22">»</text:span></text:p>
      <text:p text:style-name="P133"><text:span text:style-name="Source_20_Text"><text:span text:style-name="T22"><text:s/></text:span></text:span></text:p>
      <text:p text:style-name="P70">5) Как создать новую базу данных в СУБД? Какие параметры доступны при создании?</text:p>
      <text:p text:style-name="P6">Ответ. </text:p>
      <text:p text:style-name="P46"><text:span text:style-name="T6">Для создание БД используется команда « CREATE DATABASE имя БД; ». </text:span><text:span text:style-name="T7">Так же можно добавить параметры для БД.</text:span></text:p>
      <text:p text:style-name="P8">Пример: «CREATE DATABASE имя_базы WITH OWNER = имя_владельца, ENCODING = кодировка CONNECTION LIMIT = 5» </text:p>
      <text:p text:style-name="P8"/>
      <text:p text:style-name="P47"><text:span text:style-name="T45">6) </text:span><text:span text:style-name="T44">Как дать права на базу данных пользователю? Как дать права на таблицу? Как отозвать права?</text:span></text:p>
      <text:p text:style-name="P9">Ответ. Есть различные возможности предоставления прав пользователю. Используется оператор GRANT с указанием типа прав ( SELECT, INSERT, UPDATE, DELETE или ALL PRIVILEGES)</text:p>
      <text:p text:style-name="P10">Чтобы предоставить права на БД:</text:p>
      <text:p text:style-name="P51"><text:span text:style-name="T1"><text:tab/><text:tab/>«GRANT SELECT, INSERT ON </text:span><text:span text:style-name="T8">DATABASE</text:span><text:span text:style-name="T1"> имя_БД TO имя_пользователя»</text:span></text:p>
      <text:p text:style-name="P9"/>
      <text:p text:style-name="P51"><text:span text:style-name="T1">Чтобы предоставить права </text:span><text:span text:style-name="T8">на таблицу</text:span></text:p>
      <text:p text:style-name="P13"><text:tab/><text:tab/>«GRANT SELECT, INSERT ON <text:span text:style-name="T82">TABLE</text:span> имя_таблицы TO имя_пользователя»</text:p>
      <text:p text:style-name="P65">Чтобы отозвать права на БД:</text:p>
      <text:p text:style-name="P52"><text:span text:style-name="T1"><text:tab/><text:tab/>«</text:span><text:span text:style-name="T9">REVOKE привилегии ON DATABASE имя_БД FROM имя_пользователей</text:span><text:span text:style-name="T1">»</text:span></text:p>
      <text:p text:style-name="P11"/>
      <text:p text:style-name="P10">Чтобы отозвать права на таблицу:</text:p>
      <text:p text:style-name="P53"><text:span text:style-name="T1"><text:tab/><text:tab/>«</text:span><text:span text:style-name="T9">REVOKE привилегии ON </text:span><text:span text:style-name="T25">TABLE </text:span><text:span text:style-name="T9">имя_таблицы FROM имя_пользователей</text:span><text:span text:style-name="T1">»</text:span></text:p>
      <text:p text:style-name="P12"/>
      <text:p text:style-name="P57"><text:span text:style-name="T9">7) </text:span><text:span text:style-name="T1">Как можно подключиться к базе данных (терминал / PSQL, ПО для работы с базами)?</text:span></text:p>
      <text:p text:style-name="P54"><text:span text:style-name="T9">О</text:span><text:span text:style-name="T1">твет:</text:span></text:p>
      <text:p text:style-name="P48"><text:span text:style-name="T10">Чтобы подключиться к БД через psql « </text:span><text:span text:style-name="T1">psql -U имя_пользователя -d имя_базы -h хост -p порт </text:span><text:span text:style-name="T10">», где</text:span></text:p>
      <text:p text:style-name="P14">- U — имя пользователя, обязательно;</text:p>
      <text:p text:style-name="P14">- p — порту, обязательно, если БД находиться на другом порту</text:p>
      <text:p text:style-name="P14">- h — хост, обязательно, указать либо localhost, либо IP</text:p>
      <text:p text:style-name="P48"><text:span text:style-name="T10">- d — имя БД, указывается когда хотим </text:span><text:span text:style-name="T11">конкретную БД</text:span></text:p>
      <text:p text:style-name="P14">Пример:</text:p>
      <text:p text:style-name="P48"><text:span text:style-name="T10"><text:tab/><text:tab/>« </text:span><text:span text:style-name="T1">psql -U </text:span><text:span text:style-name="T10">postgres </text:span><text:span text:style-name="T1">-h </text:span><text:span text:style-name="T10">localhost </text:span><text:span text:style-name="T1">-p </text:span><text:span text:style-name="T10">5432»</text:span></text:p>
      <text:p text:style-name="P15"/>
      <text:p text:style-name="P49"><text:span text:style-name="T11">Подключиться можно через строки подключения « </text:span><text:span text:style-name="T1">psql postgresql://пользователь:пароль@хост: порт/база </text:span><text:span text:style-name="T11">»</text:span></text:p>
      <text:p text:style-name="P16">Подключить можно через графический интерфейс, к примеру через «DBeaver» или «pg4»</text:p>
      <text:p text:style-name="P16"/>
      <text:p text:style-name="P56"><text:span text:style-name="T11">8) </text:span><text:span text:style-name="T12">Как создать таблицу в базе данных? Какие Constraints могут быть использованы при создании? Привести примеры запроса на создание таблицы</text:span></text:p>
      <text:p text:style-name="P16">Ответ:</text:p>
      <text:p text:style-name="P17">Чтобы создать таблицу используется команда «CREATE TABLE имя_таблицы (имя_столбца тип_данных ограничения)</text:p>
      <text:p text:style-name="P17"/>
      <text:p text:style-name="P66">Пример:</text:p>
      <text:p text:style-name="P16">CREATE TABLE user</text:p>
      <text:p text:style-name="P18">(</text:p>
      <text:p text:style-name="P97">id serial primary key,</text:p>
      <text:p text:style-name="P98">name varchar(50) not null,</text:p>
      <text:p text:style-name="P98">is_readly bool default false</text:p>
      <text:p text:style-name="P18">)</text:p>
      <text:p text:style-name="P18"/>
      <text:p text:style-name="P18">Constraints (Ограничение):</text:p>
      <text:p text:style-name="P95"><text:span text:style-name="T1">- </text:span><text:span text:style-name="T13">Primary key — первичный ключ;</text:span></text:p>
      <text:p text:style-name="P96">- Foreign key — внешний ключ;</text:p>
      <text:p text:style-name="P96">- Unique — уникальный;</text:p>
      <text:p text:style-name="P96">- <text:span text:style-name="T83">Not null;</text:span></text:p>
      <text:p text:style-name="P96">- <text:span text:style-name="T83">Default;</text:span></text:p>
      <text:p text:style-name="P96">- Check — проверка</text:p>
      <text:p text:style-name="P18"/>
      <text:p text:style-name="P40"><text:span text:style-name="T72">9) </text:span>Что такое первичные (Primary) и внешние (Foreign) ключи?</text:p>
      <text:p text:style-name="P19">Ответ:</text:p>
      <text:p text:style-name="P43">Почитать про составные ключи</text:p>
      <text:p text:style-name="P19">Первичный ключ - это столбец, которые однозначно идентифицируют каждую строку в таблице.</text:p>
      <text:p text:style-name="P19">Особенность:</text:p>
      <text:list xml:id="list1921335663" text:style-name="L8">
        <text:list-item>
          <text:p text:style-name="P158">Уникальность. Каждое значение ключа должно быть уникальным;</text:p>
        </text:list-item>
        <text:list-item>
          <text:p text:style-name="P164">Непустота. Не должно содержать NULL;</text:p>
        </text:list-item>
        <text:list-item>
          <text:p text:style-name="P164">Неизменность. Значения должно оставаться постоянным;</text:p>
        </text:list-item>
        <text:list-item>
          <text:p text:style-name="P164">Единичность. Только один ключ на таблицу.</text:p>
        </text:list-item>
      </text:list>
      <text:p text:style-name="P110">Внешний ключ — этот столбец или группа столбцов, которые ссылаются на первичный ключ в другой таблице, образуя таким образом связь между таблицами.</text:p>
      <text:p text:style-name="P110">Особенность:</text:p>
      <text:list xml:id="list4258791785" text:style-name="L9">
        <text:list-item>
          <text:p text:style-name="P159">Ссылочная целостность. Гарантирует, что значение во внешнем ключе соответствует существующему;</text:p>
        </text:list-item>
        <text:list-item>
          <text:p text:style-name="P165"><text:soft-page-break/>Может быть NULL;</text:p>
        </text:list-item>
        <text:list-item>
          <text:p text:style-name="P166">Может быть несколько;</text:p>
        </text:list-item>
        <text:list-item>
          <text:p text:style-name="P166">Поддерживает каскадные операции.</text:p>
        </text:list-item>
      </text:list>
      <text:p text:style-name="P42">10) Какие типы связей бывают и зачем?</text:p>
      <text:p text:style-name="P20">Ответ:</text:p>
      <text:list xml:id="list1993385155" text:style-name="L10">
        <text:list-item>
          <text:p text:style-name="P173">Один ко Многим</text:p>
        </text:list-item>
      </text:list>
      <text:p text:style-name="P111">Характеристика. Одна запись в таблице А может быть связана с несколькими записями в таблице Б.</text:p>
      <text:p text:style-name="P112">Реализация. Используют общий первичный ключ или внешний ключ с ограничениями </text:p>
      <text:list xml:id="list160021581581832" text:continue-numbering="true" text:style-name="L10">
        <text:list-item>
          <text:p text:style-name="P174">Один к Одному</text:p>
        </text:list-item>
      </text:list>
      <text:p text:style-name="P111">Характеристика. Одна запись в таблице А связана только с одной запись в таблице Б, но запись в таблице Б связана только с одной записью в таблице А. </text:p>
      <text:p text:style-name="P112">Реализация. Внешний ключ таблицы Б ссылается на первичный ключ таблицы А</text:p>
      <text:list xml:id="list160020673004928" text:continue-numbering="true" text:style-name="L10">
        <text:list-item>
          <text:p text:style-name="P174">Многие ко Многим</text:p>
        </text:list-item>
      </text:list>
      <text:p text:style-name="P111">Характеристика. Одна запись в таблице А связана с несколькими записями в таблице Б, и наоборот</text:p>
      <text:p text:style-name="P111">Реализация. Через промежуточную таблицу которая содержит внешние ключи для обеих таблиц</text:p>
      <text:list xml:id="list160020949495999" text:continue-numbering="true" text:style-name="L10">
        <text:list-item>
          <text:p text:style-name="P175">Self.reference — это ситуация когда таблица ссылается сама на себя через внешний ключ. Данный способ используется для преставления иерархических или рекурсивных структур данных</text:p>
        </text:list-item>
      </text:list>
      <text:p text:style-name="P130"/>
      <text:p text:style-name="P109"><text:span text:style-name="T46">11) </text:span><text:span text:style-name="T36">Что такое индексы в базе данных? Для чего они нужны?</text:span></text:p>
      <text:p text:style-name="P123">Ответ:</text:p>
      <text:p text:style-name="P124">Кластеризованные и не кластеризованные индексы</text:p>
      <text:p text:style-name="P125">покрывающийся индекс</text:p>
      <text:p text:style-name="P123">Индекс — это специальная структура данных, которая ускоряет поиск и сортировку в таблицах БД. Основные типы индексов:</text:p>
      <text:h text:style-name="Heading_20_3" text:outline-level="3"><text:span text:style-name="Strong_20_Emphasis"><text:span text:style-name="T1">1. B-дерево (B-tree)</text:span></text:span></text:h>
      <text:p text:style-name="Text_20_body"><text:span text:style-name="Strong_20_Emphasis"><text:span text:style-name="T1">Наиболее распространенный тип индекса</text:span></text:span><text:span text:style-name="T1"> (используется в PostgreSQL, MySQL, Oracle, SQL Server).</text:span></text:p>
      <text:p text:style-name="Text_20_body"><text:span text:style-name="Strong_20_Emphasis"><text:span text:style-name="T1">Поддерживает</text:span></text:span><text:span text:style-name="T1">:</text:span></text:p>
      <text:p text:style-name="Text_20_body"><text:soft-page-break/><text:span text:style-name="T1">Операторы сравнения (</text:span><text:span text:style-name="Source_20_Text"><text:span text:style-name="T1">=</text:span></text:span><text:span text:style-name="T1">, </text:span><text:span text:style-name="Source_20_Text"><text:span text:style-name="T1">&lt;</text:span></text:span><text:span text:style-name="T1">, </text:span><text:span text:style-name="Source_20_Text"><text:span text:style-name="T1">&gt;</text:span></text:span><text:span text:style-name="T1">, </text:span><text:span text:style-name="Source_20_Text"><text:span text:style-name="T1">&lt;=</text:span></text:span><text:span text:style-name="T1">, </text:span><text:span text:style-name="Source_20_Text"><text:span text:style-name="T1">&gt;=</text:span></text:span><text:span text:style-name="T1">).</text:span></text:p>
      <text:p text:style-name="Text_20_body"><text:span text:style-name="T1">Диапазонные запросы (</text:span><text:span text:style-name="Source_20_Text"><text:span text:style-name="T1">BETWEEN</text:span></text:span><text:span text:style-name="T1">).</text:span></text:p>
      <text:p text:style-name="Text_20_body"><text:span text:style-name="T1">Частичное совпадение (</text:span><text:span text:style-name="Source_20_Text"><text:span text:style-name="T1">LIKE 'prefix%'</text:span></text:span><text:span text:style-name="T1">, но не </text:span><text:span text:style-name="Source_20_Text"><text:span text:style-name="T1">LIKE '%substring%'</text:span></text:span><text:span text:style-name="T1">).</text:span></text:p>
      <text:p text:style-name="Text_20_body"><text:span text:style-name="Strong_20_Emphasis"><text:span text:style-name="T1">Особенности</text:span></text:span><text:span text:style-name="T1">:</text:span></text:p>
      <text:p text:style-name="Text_20_body">Автоматически поддерживает сортировку.</text:p>
      <text:p text:style-name="Text_20_body"><text:span text:style-name="T1">Хорошо сбалансирован, обеспечивает </text:span><text:span text:style-name="Source_20_Text"><text:span text:style-name="T1">O(log </text:span></text:span><text:span text:style-name="Source_20_Text"><text:span text:style-name="T26">n</text:span></text:span><text:span text:style-name="Source_20_Text"><text:span text:style-name="T1">)</text:span></text:span><text:span text:style-name="T1"> время поиска.</text:span></text:p>
      <text:h text:style-name="Heading_20_4" text:outline-level="4"><text:span text:style-name="Strong_20_Emphasis"><text:span text:style-name="T1">B⁺-дерево (B⁺-tree)</text:span></text:span></text:h>
      <text:p text:style-name="Text_20_body">Улучшенная версия B-дерева.</text:p>
      <text:p text:style-name="Text_20_body"><text:span text:style-name="Strong_20_Emphasis"><text:span text:style-name="T1">Отличия</text:span></text:span><text:span text:style-name="T1">:</text:span></text:p>
      <text:p text:style-name="Text_20_body">Все данные хранятся в листьях, а внутренние узлы содержат только ключи.</text:p>
      <text:p text:style-name="Text_20_body">Листья связаны в виде списка, что ускоряет диапазонные запросы.</text:p>
      <text:h text:style-name="Heading_20_3" text:outline-level="3"><text:span text:style-name="Strong_20_Emphasis"><text:span text:style-name="T1">2. Хеш-индекс (Hash Index)</text:span></text:span></text:h>
      <text:p text:style-name="Text_20_body"><text:span text:style-name="Strong_20_Emphasis"><text:span text:style-name="T1">Только для точного совпадения (</text:span></text:span><text:span text:style-name="Strong_20_Emphasis"><text:span text:style-name="Source_20_Text"><text:span text:style-name="T1">=</text:span></text:span></text:span><text:span text:style-name="Strong_20_Emphasis"><text:span text:style-name="T1">)</text:span></text:span><text:span text:style-name="T1">.</text:span></text:p>
      <text:p text:style-name="Text_20_body"><text:span text:style-name="Strong_20_Emphasis"><text:span text:style-name="T1">Очень быстрый</text:span></text:span><text:span text:style-name="T1"> (</text:span><text:span text:style-name="Source_20_Text"><text:span text:style-name="T1">O(1)</text:span></text:span><text:span text:style-name="T1"> в идеальном случае).</text:span></text:p>
      <text:p text:style-name="Text_20_body"><text:span text:style-name="Strong_20_Emphasis"><text:span text:style-name="T1">Не поддерживает</text:span></text:span><text:span text:style-name="T1">:</text:span></text:p>
      <text:p text:style-name="Text_20_body">Сортировку.</text:p>
      <text:p text:style-name="Text_20_body"><text:span text:style-name="T1">Диапазонные запросы (</text:span><text:span text:style-name="Source_20_Text"><text:span text:style-name="T1">&gt;</text:span></text:span><text:span text:style-name="T1">, </text:span><text:span text:style-name="Source_20_Text"><text:span text:style-name="T1">&lt;</text:span></text:span><text:span text:style-name="T1">, </text:span><text:span text:style-name="Source_20_Text"><text:span text:style-name="T1">BETWEEN</text:span></text:span><text:span text:style-name="T1">).</text:span></text:p>
      <text:p text:style-name="Text_20_body"><text:span text:style-name="T1">Частичное совпадение (</text:span><text:span text:style-name="Source_20_Text"><text:span text:style-name="T1">LIKE</text:span></text:span><text:span text:style-name="T1">).</text:span></text:p>
      <text:p text:style-name="Text_20_body"><text:span text:style-name="Strong_20_Emphasis"><text:span text:style-name="T1">Используется в</text:span></text:span><text:span text:style-name="T1">:</text:span></text:p>
      <text:p text:style-name="Text_20_body"><text:soft-page-break/><text:span text:style-name="T1">PostgreSQL (для </text:span><text:span text:style-name="Source_20_Text"><text:span text:style-name="T1">HASH</text:span></text:span><text:span text:style-name="T1">-индексов).</text:span></text:p>
      <text:p text:style-name="Text_20_body">InnoDB (адаптивные хеш-индексы).</text:p>
      <text:h text:style-name="Heading_20_3" text:outline-level="3"><text:span text:style-name="Strong_20_Emphasis"><text:span text:style-name="T1">3. R-дерево (R-tree)</text:span></text:span></text:h>
      <text:p text:style-name="Text_20_body"><text:span text:style-name="Strong_20_Emphasis"><text:span text:style-name="T1">Для пространственных данных</text:span></text:span><text:span text:style-name="T1"> (геометрия, координаты).</text:span></text:p>
      <text:p text:style-name="Text_20_body">Оптимизирован для запросов:</text:p>
      <text:p text:style-name="Text_20_body">"Найти все объекты в заданной области".</text:p>
      <text:p text:style-name="Text_20_body">"Найти ближайшие точки".</text:p>
      <text:p text:style-name="Text_20_body"><text:span text:style-name="Strong_20_Emphasis"><text:span text:style-name="T1">Используется в</text:span></text:span><text:span text:style-name="T1">:</text:span></text:p>
      <text:p text:style-name="Text_20_body">PostgreSQL (с GiST или SP-GiST).</text:p>
      <text:p text:style-name="Text_20_body"><text:span text:style-name="T1">MySQL (для </text:span><text:span text:style-name="Source_20_Text"><text:span text:style-name="T1">SPATIAL</text:span></text:span><text:span text:style-name="T1">-индексов).</text:span></text:p>
      <text:h text:style-name="Heading_20_3" text:outline-level="3"><text:span text:style-name="Strong_20_Emphasis"><text:span text:style-name="T1">4. Префиксные деревья (Trie)</text:span></text:span></text:h>
      <text:p text:style-name="Text_20_body"><text:span text:style-name="Strong_20_Emphasis"><text:span text:style-name="T1">Для строковых данных</text:span></text:span><text:span text:style-name="T1"> (автодополнение, поиск по префиксу).</text:span></text:p>
      <text:p text:style-name="Text_20_body">В чистом виде редко используется в SQL, но аналогичные структуры применяются в:</text:p>
      <text:p text:style-name="Text_20_body">Полнотекстовых индексах.</text:p>
      <text:p text:style-name="Text_20_body">Индексах для NoSQL (например, Redis).</text:p>
      <text:h text:style-name="Heading_20_3" text:outline-level="3"><text:span text:style-name="Strong_20_Emphasis"><text:span text:style-name="T30">5.</text:span></text:span><text:span text:style-name="Strong_20_Emphasis"><text:span text:style-name="T1"> Составной индекс (Composite Index)</text:span></text:span></text:h>
      <text:p text:style-name="Text_20_body"><text:span text:style-name="Strong_20_Emphasis"><text:span text:style-name="T1">Индекс по нескольким столбцам</text:span></text:span><text:span text:style-name="T1"> (например, </text:span><text:span text:style-name="Source_20_Text"><text:span text:style-name="T1">(last_name, first_name)</text:span></text:span><text:span text:style-name="T1">).</text:span></text:p>
      <text:p text:style-name="Text_20_body"><text:span text:style-name="Strong_20_Emphasis"><text:span text:style-name="T1">Порядок столбцов важен</text:span></text:span><text:span text:style-name="T1">:</text:span></text:p>
      <text:p text:style-name="Text_20_body"><text:span text:style-name="Source_20_Text"><text:span text:style-name="T1">WHERE last_name = 'Иванов' AND first_name = 'Иван'</text:span></text:span><text:span text:style-name="T1"> — будет использовать индекс.</text:span></text:p>
      <text:p text:style-name="Text_20_body"><text:soft-page-break/><text:span text:style-name="Source_20_Text"><text:span text:style-name="T1">WHERE first_name = 'Иван'</text:span></text:span><text:span text:style-name="T1"> — </text:span><text:span text:style-name="Strong_20_Emphasis"><text:span text:style-name="T1">не</text:span></text:span><text:span text:style-name="T1"> будет использовать индекс (если </text:span><text:span text:style-name="Source_20_Text"><text:span text:style-name="T1">last_name</text:span></text:span><text:span text:style-name="T1"> не указан).</text:span></text:p>
      <text:h text:style-name="Heading_20_3" text:outline-level="3"><text:span text:style-name="Strong_20_Emphasis">Вывод</text:span></text:h>
      <text:list xml:id="list682650237" text:style-name="L11">
        <text:list-item>
          <text:p text:style-name="P185"><text:span text:style-name="Strong_20_Emphasis">B-дерево</text:span> — универсальный выбор для большинства запросов.</text:p>
        </text:list-item>
        <text:list-item>
          <text:p text:style-name="P185"><text:span text:style-name="Strong_20_Emphasis">Хеш</text:span> — только для точного поиска (<text:span text:style-name="Source_20_Text">=</text:span>).</text:p>
        </text:list-item>
        <text:list-item>
          <text:p text:style-name="P185"><text:span text:style-name="Strong_20_Emphasis">R-дерево / GiST</text:span> — для геоданных.</text:p>
        </text:list-item>
        <text:list-item>
          <text:p text:style-name="P185"><text:span text:style-name="Strong_20_Emphasis">Полнотекстовый</text:span> — для поиска по тексту.</text:p>
        </text:list-item>
        <text:list-item>
          <text:p text:style-name="P185"><text:span text:style-name="Strong_20_Emphasis">Составной</text:span> — ускоряет запросы с несколькими условиями.</text:p>
        </text:list-item>
      </text:list>
      <text:list xml:id="list2205968886" text:style-name="L12">
        <text:list-header>
          <text:p text:style-name="P178"/>
        </text:list-header>
      </text:list>
      <text:p text:style-name="P63"><text:span text:style-name="T39">12) </text:span><text:span text:style-name="T38">Что такое дамп базы данных? Как можно сделать дамп базы PostgreSQL и как можно его развернуть?</text:span></text:p>
      <text:p text:style-name="P25">Ответ:</text:p>
      <text:p text:style-name="P30">дамп — sql скрипт, файл.sql, файл.tar</text:p>
      <text:p text:style-name="P25">Дамп БД — это файл содержащий либо полную копию нашей БД, либо указанные таблицы, скрипты и т. п.</text:p>
      <text:p text:style-name="P26">Чтобы создать дамп БД:</text:p>
      <text:list xml:id="list3367042131" text:style-name="L13">
        <text:list-item>
          <text:p text:style-name="P162"><text:s/>С помощью pg_dump (для одной БД) «pg_dump -U username -d dbname -f dump.sql», где</text:p>
        </text:list-item>
      </text:list>
      <text:list xml:id="list3834141660" text:style-name="L14">
        <text:list-item>
          <text:p text:style-name="P180"><text:span text:style-name="T37">-</text:span><text:span text:style-name="T40">U — имя пользователя БД;</text:span></text:p>
        </text:list-item>
        <text:list-item>
          <text:p text:style-name="P181">-d — имя БД;</text:p>
        </text:list-item>
        <text:list-item>
          <text:p text:style-name="P181">-f — путь к файлу с расширением .SQL;</text:p>
        </text:list-item>
        <text:list-item>
          <text:p text:style-name="P181">--schema-only — только структура(схема) без данных;</text:p>
        </text:list-item>
        <text:list-item>
          <text:p text:style-name="P181">--data-only — только данные.</text:p>
        </text:list-item>
      </text:list>
      <text:list xml:id="list160020950400195" text:continue-list="list3367042131" text:style-name="L13">
        <text:list-item>
          <text:p text:style-name="P170"><text:span text:style-name="T37">С помощью pg_dump</text:span><text:span text:style-name="T43">all</text:span><text:span text:style-name="T37"> (для всех БД) «</text:span><text:span text:style-name="T41">pg_dump -U username -f dump.sql</text:span><text:span text:style-name="T37">»</text:span></text:p>
        </text:list-item>
        <text:list-item>
          <text:p text:style-name="P171"><text:span text:style-name="T33">С помощью </text:span><text:span text:style-name="T34">сжатия «</text:span><text:span text:style-name="T42">pg_dump -U username -d dbname | gzip &gt; dump.sql.gz</text:span><text:span text:style-name="T33">»</text:span></text:p>
        </text:list-item>
      </text:list>
      <text:p text:style-name="P102"/>
      <text:p text:style-name="P27">Чтобы развернуть дамп БД:</text:p>
      <text:list xml:id="list2984439474" text:style-name="L15">
        <text:list-item>
          <text:p text:style-name="P163"><text:s/>С помощью SQL-дампа «psql -U username -d dbname -f dump.sql»</text:p>
        </text:list-item>
        <text:list-item>
          <text:p text:style-name="P169"><text:s/>С помощью SQL-дампа для всех БД «psql -U username -f dump.sql», нужны права суперпользователя;</text:p>
        </text:list-item>
        <text:list-item>
          <text:p text:style-name="P169"><text:s/>С помощью сжатия «gunzip -c dump.sql.gz | psql -U username -d dbname»</text:p>
        </text:list-item>
      </text:list>
      <text:p text:style-name="P41"><text:soft-page-break/><text:span text:style-name="T74">13) </text:span>Что такое транзакции? Что такое уровни изоляции транзакций и зачем они нужны?</text:p>
      <text:p text:style-name="P31">Ответ:</text:p>
      <text:p text:style-name="P107">Транзакции — это несколько оператор подряд, которые выполняются как одно целое (Атомарные операции). <text:span text:style-name="T75">Транзакции должны соответствовать ACID, то есть быть:</text:span></text:p>
      <text:list xml:id="list385979880" text:style-name="L16">
        <text:list-item>
          <text:p text:style-name="P176"><text:span text:style-name="T75">атомарными — </text:span><text:span text:style-name="T76">все операции транзакции выполняются полностью или не выполняются вообще;</text:span></text:p>
        </text:list-item>
        <text:list-item>
          <text:p text:style-name="P176"><text:span text:style-name="T76">с</text:span><text:span text:style-name="T75">огласованность — </text:span><text:span text:style-name="T76">транзакции переводит базу из одного согласованного состояние в другое;</text:span></text:p>
        </text:list-item>
        <text:list-item>
          <text:p text:style-name="P177"><text:span text:style-name="T17">изолированными — </text:span><text:span text:style-name="T18">параллельные транзакции не влияют друг на друга;</text:span></text:p>
        </text:list-item>
        <text:list-item>
          <text:p text:style-name="P177"><text:span text:style-name="T27">надежность</text:span><text:span text:style-name="T17"> — </text:span><text:span text:style-name="T18">результат завершенной транзакции сохраняются даже после сбоев.</text:span></text:p>
        </text:list-item>
      </text:list>
      <text:p text:style-name="P114">Уровни изоляции транзакций — определяют насколько транзакции «видят» изменения друг друга и какие аномалии допускаются</text:p>
      <text:p text:style-name="P115">Основные уровни изоляции:</text:p>
      <text:list xml:id="list4126645117" text:style-name="L17">
        <text:list-item>
          <text:p text:style-name="P160">Read Uncommitted (Чтение неподтвержденных данных), то есть транзакции видят не зафиксированные изменения других транзакций и возможные аномалии: «Грязное чтение», «Не повторяющееся чтение» и «Фантомы»;</text:p>
        </text:list-item>
        <text:list-item>
          <text:p text:style-name="P172"><text:span text:style-name="T1">Read Committed </text:span><text:span text:style-name="T19">(Чтение подтвержденных данных), то есть транзакции видят только зафиксированные изменения других транзакций и возможные аномалии «Не повторяющееся чтение» и «Фантомы»;</text:span></text:p>
        </text:list-item>
        <text:list-item>
          <text:p text:style-name="P167">Repeatable Read (Повторяемое чтение), то есть гарантирует, что данные, прочитанные в транзакции, не изменяется;</text:p>
        </text:list-item>
        <text:list-item>
          <text:p text:style-name="P167">Serializable (Сериализуемые), то есть полная изоляция, как если бы транзакции выполнялись последовательно и нет аномалий, но возможны отказы из-за конфликтов.</text:p>
          <text:p text:style-name="P179"/>
        </text:list-item>
      </text:list>
      <text:p text:style-name="P21">Проблемы которые решают уровни изоляции:</text:p>
      <text:list xml:id="list3783167566" text:style-name="L18">
        <text:list-item>
          <text:p text:style-name="P161">Грязное чтение (Dirty Read) — чтение не зафиксированных данных, которые могут быть отменены;</text:p>
        </text:list-item>
        <text:list-item>
          <text:p text:style-name="P168">Не повторяющееся чтение (Non-repeatable Read) — разные значения при повторном чтение одной строки;</text:p>
        </text:list-item>
        <text:list-item>
          <text:p text:style-name="P168">Фантомное чтение (Phantom Read) — появлению новых строк при повторном выполнении запроса;</text:p>
        </text:list-item>
        <text:list-item>
          <text:p text:style-name="P168">Потерянное обновление <text:span text:style-name="T85">(Lost Update) </text:span>- <text:span text:style-name="T85">д</text:span>ве транзакции читают одно значение, изменяют его и записывают. Одно из изменений теряется.</text:p>
        </text:list-item>
      </text:list>
      <text:p text:style-name="P113"><text:soft-page-break/>Для работы с транкзациями используется несколько операторов:</text:p>
      <text:p text:style-name="P113">BEGIN — этот оператор указывает на начало операции</text:p>
      <text:p text:style-name="P122">SAVEPOINT — <text:span text:style-name="T81">позволяет создавать именованную точку внутри транзакции, к которой можно вернуться в случае необходимости, не отменяя всю транзакцию </text:span></text:p>
      <text:p text:style-name="P113">COMMIT — этот оператор сохраняет изменения внутри транзакции, если транзакция выполняется успешно, то изменения становятся постоянными</text:p>
      <text:p text:style-name="P120">ROLLBACK — этот оператор отменяет изменения сделанные во время транзакции и откатывает БД до выполнения транзакции.</text:p>
      <text:p text:style-name="P121"/>
      <text:p text:style-name="P118">Пример:</text:p>
      <text:p text:style-name="P128">SET TRANSACTION ISOLATION LEVEL «уровни изоляции»;</text:p>
      <text:p text:style-name="P129">BEGIN ;</text:p>
      <text:p text:style-name="P129"/>
      <text:p text:style-name="P129">UPDATE accounts SET balance = balance - 100 WHERE user_id = 1;</text:p>
      <text:p text:style-name="P129">UPDATE accounts SET balance = balance + 100 WHERE user_id = 2;</text:p>
      <text:p text:style-name="P129"/>
      <text:p text:style-name="P129">COMMIT;</text:p>
      <text:p text:style-name="P119"/>
      <text:p text:style-name="P41"><text:span text:style-name="T74">14) </text:span>Что такое нормализация? Рассказать как привести базу к 3 нормальной форме</text:p>
      <text:p text:style-name="P31">Ответ:</text:p>
      <text:p text:style-name="P32">Нормализация — это процесс организации данных в БД для уменьшения избыточности и улучшение целостности. Она включает разделение таблиц и установление связей между ними по определенным правилам.</text:p>
      <text:p text:style-name="P32">Главная цель нормализации — это устранение дублирования данных, минимизировать аномалий при вставке, обновлений и удаление данных, а так же упрощение структуры БД.</text:p>
      <text:p text:style-name="P50"><text:span text:style-name="T50">Существует </text:span><text:span text:style-name="T52">3</text:span><text:span text:style-name="T50"> основных нормальных форм </text:span><text:span text:style-name="T52">и 3 дополнительные</text:span><text:span text:style-name="T50">.</text:span></text:p>
      <text:p text:style-name="P59"><text:span text:style-name="T50">О</text:span><text:span text:style-name="T49">сновные формы:</text:span></text:p>
      <text:p text:style-name="P50"><text:span text:style-name="T50">1</text:span><text:span text:style-name="T55">NF</text:span><text:span text:style-name="T50"> — </text:span><text:span text:style-name="T55">все атрибуты атомарны, в таблице нет повторяющихся групп, каждая запись уникальна</text:span><text:span text:style-name="T50">;</text:span></text:p>
      <text:p text:style-name="P50"><text:soft-page-break/><text:span text:style-name="T50">2</text:span><text:span text:style-name="T55">NF </text:span><text:span text:style-name="T50">— </text:span><text:span text:style-name="T55">таблица находиться в 1NF, все неключивые атрибуты полностью зависят от первичного ключа</text:span><text:span text:style-name="T51">;</text:span></text:p>
      <text:p text:style-name="P58"><text:span text:style-name="T49">3</text:span><text:span text:style-name="T55">NF </text:span><text:span text:style-name="T49">— </text:span><text:span text:style-name="T55">таблица находиться в 2NF, не ключевые атрибуты, не зависят от от других не ключевых атрибутов</text:span><text:span text:style-name="T49">;</text:span></text:p>
      <text:p text:style-name="P33"/>
      <text:p text:style-name="P37">Дополнительные формы:</text:p>
      <text:p text:style-name="P38">3+</text:p>
      <text:p text:style-name="P37">4NF — для каждой функциональной зависимости X → Y, X должен быть супер ключом;</text:p>
      <text:p text:style-name="P37">5NF — нет многозадачных зависимостей;</text:p>
      <text:p text:style-name="P37">6NF — нет зависимостей соединений.</text:p>
      <text:p text:style-name="P38">6+</text:p>
      <text:p text:style-name="P37"/>
      <text:p text:style-name="P35">Отход от 3NF происходит когда практическая польза превышает теоретическую «чистоту».</text:p>
      <text:p text:style-name="P35">1) Производительность;</text:p>
      <text:p text:style-name="P35">2) Упрощение сложных запросов;</text:p>
      <text:p text:style-name="P35">3) Человеческий фактор.</text:p>
      <text:p text:style-name="P34"/>
      <text:p text:style-name="P33">Денормализация — иногда нормализацию сознательно нарушают (например, для ускорения запросов) но это может привести к избыточности </text:p>
      <text:p text:style-name="P33"/>
      <text:p text:style-name="P33"/>
      <text:p text:style-name="P105"/>
      <text:p text:style-name="P106">Дополнительная инфа</text:p>
      <text:p text:style-name="P103"/>
      <text:p text:style-name="P103"/>
      <text:p text:style-name="P61">Под капотом SQL представляет Database Engine, который отвечает за обработку запросов и взаимодействие с данными. </text:p>
      <text:p text:style-name="P28">Работа с данными происходит в 3 этапа:</text:p>
      <text:list xml:id="list160022453723821" text:continue-list="list160021641725299" text:style-name="L1">
        <text:list-item>
          <text:p text:style-name="P138">Анализ и оптимизация запроса:</text:p>
        </text:list-item>
      </text:list>
      <text:list xml:id="list3549141319" text:style-name="L19">
        <text:list-item>
          <text:p text:style-name="P144">Отправив SQL-запрос, синтаксический анализатор (parser) проверяет на синтаксис;</text:p>
        </text:list-item>
        <text:list-item>
          <text:p text:style-name="P150">Преобразует в дерево разбора (abstract syntax tree), которое представляет структуру запроса;</text:p>
        </text:list-item>
        <text:list-item>
          <text:p text:style-name="P150">После оптимизатор запросов () строит один или несколько планов выполнения запроса, выбирая самый оптимальный путь для извлечения данных.</text:p>
        </text:list-item>
      </text:list>
      <text:list xml:id="list160021328326392" text:continue-list="list160022453723821" text:style-name="L1">
        <text:list-item>
          <text:p text:style-name="P140">Выполнение запроса:</text:p>
        </text:list-item>
      </text:list>
      <text:list xml:id="list1303484178" text:style-name="L20">
        <text:list-item>
          <text:p text:style-name="P145">Оптимизированный план выполнения используется для доступа к данным;</text:p>
        </text:list-item>
        <text:list-item>
          <text:p text:style-name="P151">В зависимости от запроса БД может отсканировать таблицы полностью или искать по индексу;</text:p>
        </text:list-item>
        <text:list-item>
          <text:p text:style-name="P151">Данные считываются с диска или из памяти, если они кешированы;</text:p>
        </text:list-item>
        <text:list-item>
          <text:p text:style-name="P154">Сложные запросы выполняются в несколько потоков;</text:p>
        </text:list-item>
        <text:list-item>
          <text:p text:style-name="P151">Если данные не находятся в кеше, то они помещаются в специальное хранилище, чтобы будущие запросы работали более быстро; </text:p>
        </text:list-item>
      </text:list>
      <text:list xml:id="list160021857481780" text:continue-list="list160021328326392" text:style-name="L1">
        <text:list-item>
          <text:p text:style-name="P140">Возврат результатов:</text:p>
        </text:list-item>
      </text:list>
      <text:list xml:id="list859130469" text:style-name="L21">
        <text:list-item>
          <text:p text:style-name="P146">После извлечения данных, они обрабатываются в соответствие с условием запроса;</text:p>
        </text:list-item>
        <text:list-item>
          <text:p text:style-name="P152">Результат возвращается в виде набора данных, который можно использовать.</text:p>
        </text:list-item>
      </text:list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0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7:23:25.645800814</meta:creation-date>
    <dc:date>2025-07-02T16:00:20.158168054</dc:date>
    <meta:editing-duration>PT14H33M2S</meta:editing-duration>
    <meta:editing-cycles>25</meta:editing-cycles>
    <meta:generator>LibreOffice/6.4.7.2$Linux_X86_64 LibreOffice_project/40$Build-2</meta:generator>
    <meta:document-statistic meta:table-count="3" meta:image-count="0" meta:object-count="0" meta:page-count="16" meta:paragraph-count="328" meta:word-count="2587" meta:character-count="18438" meta:non-whitespace-character-count="16126"/>
  </office:meta>
</office:document-meta>
</file>